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ize="13pt" style:font-size-asian="13pt" style:font-size-complex="13pt" fo:font-weight="bold" style:font-weight-asian="bold" style:font-weight-complex="bold"/>
    </style:style>
    <style:style style:name="ce6" style:family="table-cell" style:parent-style-name="_52_0_160__37__32_-_32_Accent2" style:data-style-name="N0">
      <style:table-cell-properties fo:border="thin solid #000000" style:vertical-align="automatic" fo:background-color="#F8CBA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_52_0_160__37__32_-_32_Accent2" style:data-style-name="N0">
      <style:table-cell-properties style:vertical-align="automatic" fo:background-color="#F8CBA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_52_0_160__37__32_-_32_Accent2" style:data-style-name="N0">
      <style:table-cell-properties style:vertical-align="automatic" fo:wrap-option="wrap" fo:background-color="#F8CBA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fo:color="#FF0000"/>
    </style:style>
    <style:style style:name="ce11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transparent"/>
      <style:text-properties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style:vertical-align="automatic" fo:background-color="transparent"/>
    </style:style>
    <style:style style:name="ce15" style:family="table-cell" style:parent-style-name="Default" style:data-style-name="N0">
      <style:table-cell-properties style:vertical-align="automatic" fo:background-color="transparent"/>
      <style:text-properties fo:font-style="italic" style:font-style-asian="italic" style:font-style-complex="italic"/>
    </style:style>
    <style:style style:name="ce16" style:family="table-cell" style:parent-style-name="Default" style:data-style-name="N36">
      <style:text-properties fo:font-style="italic" style:font-style-asian="italic" style:font-style-complex="italic"/>
    </style:style>
    <style:style style:name="ce17" style:family="table-cell" style:parent-style-name="Default" style:data-style-name="N0"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fo:background-color="#FFFF00"/>
      <style:text-properties fo:color="#FF0000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36">
      <style:text-properties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_54_0_160__37__32_-_32_Accent1" style:data-style-name="N0">
      <style:table-cell-properties style:vertical-align="automatic" fo:background-color="#8EA9DB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23" style:family="table-cell" style:parent-style-name="Default" style:data-style-name="N0">
      <style:table-cell-properties fo:border-top="thin solid #ABABAB" fo:border-bottom="none" fo:border-left="thin solid #ABABAB" fo:border-right="none" fo:background-color="#F8CBAD"/>
      <style:text-properties style:font-name="Calibri" style:font-name-asian="Calibri" style:font-name-complex="Calibri" fo:font-size="11pt" style:font-size-asian="11pt" style:font-size-complex="11pt"/>
    </style:style>
    <style:style style:name="ce24" style:family="table-cell" style:parent-style-name="Default" style:data-style-name="N0">
      <style:table-cell-properties fo:border-top="thin solid #ABABAB" fo:border-bottom="none" fo:border-left="thin solid #FFFFFF" fo:border-right="none" fo:background-color="#F8CBAD"/>
      <style:text-properties style:font-name="Calibri" style:font-name-asian="Calibri" style:font-name-complex="Calibri" fo:font-size="11pt" style:font-size-asian="11pt" style:font-size-complex="11pt"/>
    </style:style>
    <style:style style:name="ce25" style:family="table-cell" style:parent-style-name="Default" style:data-style-name="N0">
      <style:table-cell-properties fo:border-top="thin solid #ABABAB" fo:border-bottom="none" fo:border-left="thin solid #FFFFFF" fo:border-right="thin solid #ABABAB" fo:background-color="#F8CBAD"/>
      <style:text-properties style:font-name="Calibri" style:font-name-asian="Calibri" style:font-name-complex="Calibri" fo:font-size="11pt" style:font-size-asian="11pt" style:font-size-complex="11pt"/>
    </style:style>
    <style:style style:name="ce26" style:family="table-cell" style:parent-style-name="Default" style:data-style-name="N0">
      <style:table-cell-properties fo:border-top="thin solid #ABABAB" fo:border-bottom="none" fo:border-left="none" fo:border-right="none" fo:background-color="#F8CBAD"/>
      <style:text-properties style:font-name="Calibri" style:font-name-asian="Calibri" style:font-name-complex="Calibri" fo:font-size="11pt" style:font-size-asian="11pt" style:font-size-complex="11pt"/>
    </style:style>
    <style:style style:name="ce27" style:family="table-cell" style:parent-style-name="Default" style:data-style-name="N0">
      <style:table-cell-properties fo:border-top="thin solid #ABABAB" fo:border-bottom="none" fo:border-left="thin solid #ABABAB" fo:border-right="thin solid #ABABAB" fo:background-color="#F8CBAD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0">
      <style:table-cell-properties fo:border-top="thin solid #ABABAB" fo:border-bottom="none" fo:border-left="thin solid #ABABAB" fo:border-right="none"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30" style:family="table-cell" style:parent-style-name="Default" style:data-style-name="N0">
      <style:table-cell-properties fo:border-top="thin solid #ABABAB" fo:border-bottom="none" fo:border-left="none" fo:border-right="none"/>
    </style:style>
    <style:style style:name="ce31" style:family="table-cell" style:parent-style-name="Default" style:data-style-name="N0">
      <style:table-cell-properties fo:border-top="thin solid #ABABAB" fo:border-bottom="none" fo:border-left="thin solid #ABABAB" fo:border-right="thin solid #ABABAB"/>
    </style:style>
    <style:style style:name="ce32" style:family="table-cell" style:parent-style-name="Default" style:data-style-name="N0">
      <style:table-cell-properties fo:border-top="thin solid #FFFFFF" fo:border-bottom="none" fo:border-left="thin solid #ABABAB" fo:border-right="none" style:vertical-align="automatic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thin solid #FFFFFF" fo:border-bottom="none" fo:border-left="thin solid #ABABAB" fo:border-right="none"/>
    </style:style>
    <style:style style:name="ce34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35" style:family="table-cell" style:parent-style-name="Default" style:data-style-name="N0">
      <style:table-cell-properties fo:border-top="thin solid #FFFFFF" fo:border-bottom="none" fo:border-left="thin solid #ABABAB" fo:border-right="thin solid #ABABAB"/>
    </style:style>
    <style:style style:name="ce36" style:family="table-cell" style:parent-style-name="Default" style:data-style-name="N0">
      <style:table-cell-properties fo:border-top="thin solid #ABABAB" fo:border-bottom="thin solid #ABABAB" fo:border-left="thin solid #ABABAB" fo:border-right="none" style:vertical-align="automatic" fo:background-color="#F8CBA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37" style:family="table-cell" style:parent-style-name="Default" style:data-style-name="N0">
      <style:table-cell-properties fo:border-top="thin solid #ABABAB" fo:border-bottom="thin solid #ABABAB" fo:border-left="thin solid #ABABAB" fo:border-right="none" fo:background-color="#F8CBAD"/>
      <style:text-properties style:font-name="Calibri" style:font-name-asian="Calibri" style:font-name-complex="Calibri" fo:font-size="11pt" style:font-size-asian="11pt" style:font-size-complex="11pt"/>
    </style:style>
    <style:style style:name="ce38" style:family="table-cell" style:parent-style-name="Default" style:data-style-name="N0">
      <style:table-cell-properties fo:border-top="thin solid #ABABAB" fo:border-bottom="thin solid #ABABAB" fo:border-left="none" fo:border-right="none" fo:background-color="#F8CBAD"/>
      <style:text-properties style:font-name="Calibri" style:font-name-asian="Calibri" style:font-name-complex="Calibri" fo:font-size="11pt" style:font-size-asian="11pt" style:font-size-complex="11pt"/>
    </style:style>
    <style:style style:name="ce39" style:family="table-cell" style:parent-style-name="Default" style:data-style-name="N0">
      <style:table-cell-properties fo:border="thin solid #ABABAB" fo:background-color="#F8CBAD"/>
      <style:text-properties style:font-name="Calibri" style:font-name-asian="Calibri" style:font-name-complex="Calibri" fo:font-size="11pt" style:font-size-asian="11pt" style:font-size-complex="11pt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1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6" style:family="table-cell" style:parent-style-name="Default" style:data-style-name="N0">
      <style:text-properties fo:font-size="11pt" style:font-size-asian="11pt" style:font-size-complex="11pt"/>
    </style:style>
    <style:style style:name="ce47" style:family="table-cell" style:parent-style-name="Default" style:data-style-name="N19"/>
    <style:style style:name="ce48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24013888888889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6.94972222222222cm"/>
    </style:style>
    <style:style style:name="co4" style:family="table-column">
      <style:table-column-properties fo:break-before="auto" style:column-width="3.35138888888889cm"/>
    </style:style>
    <style:style style:name="co5" style:family="table-column">
      <style:table-column-properties fo:break-before="auto" style:column-width="3.45722222222222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3.29847222222222cm"/>
    </style:style>
    <style:style style:name="co8" style:family="table-column">
      <style:table-column-properties fo:break-before="auto" style:column-width="9.48972222222222cm"/>
    </style:style>
    <style:style style:name="co9" style:family="table-column">
      <style:table-column-properties fo:break-before="auto" style:column-width="3.65125cm" style:use-optimal-column-width="true"/>
    </style:style>
    <style:style style:name="co10" style:family="table-column">
      <style:table-column-properties fo:break-before="auto" style:column-width="4.1275cm" style:use-optimal-column-width="true"/>
    </style:style>
    <style:style style:name="co11" style:family="table-column">
      <style:table-column-properties fo:break-before="auto" style:column-width="0.917222222222222cm" style:use-optimal-column-width="true"/>
    </style:style>
    <style:style style:name="co12" style:family="table-column">
      <style:table-column-properties fo:break-before="auto" style:column-width="2.18722222222222cm" style:use-optimal-column-width="true"/>
    </style:style>
    <style:style style:name="co13" style:family="table-column">
      <style:table-column-properties fo:break-before="auto" style:column-width="1.14652777777778cm" style:use-optimal-column-width="true"/>
    </style:style>
    <style:style style:name="co14" style:family="table-column">
      <style:table-column-properties fo:break-before="auto" style:column-width="0.740833333333333cm" style:use-optimal-column-width="true"/>
    </style:style>
    <style:style style:name="co15" style:family="table-column">
      <style:table-column-properties fo:break-before="auto" style:column-width="1.18180555555556cm" style:use-optimal-column-width="true"/>
    </style:style>
    <style:style style:name="co16" style:family="table-column">
      <style:table-column-properties fo:break-before="auto" style:column-width="0.934861111111111cm" style:use-optimal-column-width="true"/>
    </style:style>
    <style:style style:name="co17" style:family="table-column">
      <style:table-column-properties fo:break-before="auto" style:column-width="1.19944444444444cm" style:use-optimal-column-width="true"/>
    </style:style>
    <style:style style:name="co18" style:family="table-column">
      <style:table-column-properties fo:break-before="auto" style:column-width="1.34055555555556cm" style:use-optimal-column-width="true"/>
    </style:style>
    <style:style style:name="co19" style:family="table-column">
      <style:table-column-properties fo:break-before="auto" style:column-width="1.02305555555556cm" style:use-optimal-column-width="true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3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14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/>
          <table:table-cell office:value-type="string" table:number-columns-spanned="3" table:number-rows-spanned="2" table:style-name="ce22">
            <text:p>Project information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/>
          <table:covered-table-cell/>
          <table:covered-table-cell table:number-columns-repeated="2"/>
          <table:table-cell table:number-columns-repeated="16380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Group name</text:p>
          </table:table-cell>
          <table:table-cell office:value-type="string" table:style-name="ce1">
            <text:p>scrabble-td3-projet_oil_2022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ime unit</text:p>
          </table:table-cell>
          <table:table-cell office:value-type="string" table:style-name="ce1">
            <text:p>Days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Duration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Duration in working days</text:p>
          </table:table-cell>
          <table:table-cell table:number-columns-repeated="16379"/>
        </table:table-row>
        <table:table-row table:style-name="ro3">
          <table:table-cell/>
          <table:table-cell table:style-name="ce1"/>
          <table:table-cell office:value-type="string" table:style-name="ce3">
            <text:p>Total workload</text:p>
          </table:table-cell>
          <table:table-cell office:value-type="float" office:value="72" table:formula="of:=[.D6]*[.D19]" table:style-name="ce4">
            <text:p>72</text:p>
          </table:table-cell>
          <table:table-cell table:number-columns-repeated="16380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style-name="ce5">
            <text:p>Team members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5">
          <table:table-cell/>
          <table:table-cell table:style-name="ce1"/>
          <table:table-cell office:value-type="string" table:style-name="ce6">
            <text:p>Id</text:p>
          </table:table-cell>
          <table:table-cell office:value-type="string" table:style-name="ce6">
            <text:p>Name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K</text:p>
          </table:table-cell>
          <table:table-cell office:value-type="string" table:style-name="ce1">
            <text:p>Nassou Keita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S</text:p>
          </table:table-cell>
          <table:table-cell office:value-type="string" table:style-name="ce1">
            <text:p>Fatou Seck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F</text:p>
          </table:table-cell>
          <table:table-cell office:value-type="string" table:style-name="ce1">
            <text:p>Siregbe Fofana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OM</text:p>
          </table:table-cell>
          <table:table-cell office:value-type="string" table:style-name="ce1">
            <text:p>Othman Mekouar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KK</text:p>
          </table:table-cell>
          <table:table-cell office:value-type="string" table:style-name="ce1">
            <text:p>Kanda Kaba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YD</text:p>
          </table:table-cell>
          <table:table-cell office:value-type="string" table:style-name="ce1">
            <text:p>Yassine Dallal</text:p>
          </table:table-cell>
          <table:table-cell table:number-columns-repeated="16380" table:style-name="ce1"/>
        </table:table-row>
        <table:table-row table:style-name="ro3">
          <table:table-cell/>
          <table:table-cell table:style-name="ce1"/>
          <table:table-cell office:value-type="string" table:style-name="ce3">
            <text:p>Number</text:p>
          </table:table-cell>
          <table:table-cell office:value-type="float" office:value="6" table:style-name="ce4">
            <text:p>6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style-name="ce5">
            <text:p>Project tasks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6">
          <table:table-cell/>
          <table:table-cell table:style-name="ce1"/>
          <table:table-cell office:value-type="string" table:style-name="ce7">
            <text:p>Id</text:p>
          </table:table-cell>
          <table:table-cell office:value-type="string" table:style-name="ce7">
            <text:p>Description</text:p>
          </table:table-cell>
          <table:table-cell office:value-type="string" table:style-name="ce8">
            <text:p>Initial</text:p>
            <text:p>Workload</text:p>
          </table:table-cell>
          <table:table-cell office:value-type="string" table:style-name="ce7">
            <text:p>Actual</text:p>
            <text:p>Workload</text:p>
          </table:table-cell>
          <table:table-cell office:value-type="string" table:style-name="ce7">
            <text:p>Realized</text:p>
          </table:table-cell>
          <table:table-cell office:value-type="string" table:style-name="ce7">
            <text:p>Remaining</text:p>
          </table:table-cell>
          <table:table-cell office:value-type="string" table:style-name="ce7">
            <text:p>Progress</text:p>
          </table:table-cell>
          <table:table-cell office:value-type="string" table:style-name="ce7">
            <text:p>Delay</text:p>
          </table:table-cell>
          <table:table-cell table:number-columns-repeated="16374"/>
        </table:table-row>
        <table:table-row table:style-name="ro3">
          <table:table-cell table:style-name="ce9"/>
          <table:table-cell office:value-type="string" table:style-name="ce1">
            <text:p>Learning</text:p>
          </table:table-cell>
          <table:table-cell office:value-type="string" table:style-name="ce2">
            <text:p>LRN.CRS</text:p>
          </table:table-cell>
          <table:table-cell office:value-type="string" table:style-name="ce10">
            <text:p>Learning activities</text:p>
          </table:table-cell>
          <table:table-cell table:style-name="ce11"/>
          <table:table-cell table:style-name="ce12"/>
          <table:table-cell table:number-columns-repeated="2" table:style-name="ce11"/>
          <table:table-cell table:number-columns-repeated="2" table:style-name="ce13"/>
          <table:table-cell table:number-columns-repeated="16374" table:style-name="ce9"/>
        </table:table-row>
        <table:table-row table:style-name="ro3">
          <table:table-cell/>
          <table:table-cell table:style-name="ce1"/>
          <table:table-cell office:value-type="string" table:style-name="ce2">
            <text:p>LRN.ING.CRS</text:p>
          </table:table-cell>
          <table:table-cell office:value-type="string" table:style-name="ce2">
            <text:p>Course « Outils pour Ing. Logicielle »</text:p>
          </table:table-cell>
          <table:table-cell office:value-type="float" office:value="4.8" table:style-name="ce14">
            <text:p>4,8</text:p>
          </table:table-cell>
          <table:table-cell office:value-type="float" office:value="4.8" table:formula="of:=IF(ISNUMBER([.E25]);[.E25];IF(ISNUMBER([.G25]);[.G25];&quot;&quot;))" table:style-name="ce15">
            <text:p>4,8</text:p>
          </table:table-cell>
          <table:table-cell office:value-type="float" office:value="3.65" table:style-name="ce14">
            <text:p>3,65</text:p>
          </table:table-cell>
          <table:table-cell office:value-type="float" office:value="1.1499999999999999" table:formula="of:=IF(ISNUMBER([.F25]); [.F25]-[.G25];&quot;&quot;)" table:style-name="ce14">
            <text:p>1,15</text:p>
          </table:table-cell>
          <table:table-cell office:value-type="percentage" office:value="0.76041666666666663" table:formula="of:=IF(ISNUMBER([.G25]); [.G25]/[.F25];&quot;&quot;)" table:style-name="ce16">
            <text:p>76 %</text:p>
          </table:table-cell>
          <table:table-cell office:value-type="string" office:string-value="" table:formula="of:=IF([.E25] &lt;&gt; [.F25]; [.F25]-[.E25]; &quot;&quot;)" table:style-name="ce17"/>
          <table:table-cell table:number-columns-repeated="16374"/>
        </table:table-row>
        <table:table-row table:style-name="ro3">
          <table:table-cell/>
          <table:table-cell table:style-name="ce1"/>
          <table:table-cell office:value-type="string" table:style-name="ce2">
            <text:p>LRN.ING.TD</text:p>
          </table:table-cell>
          <table:table-cell office:value-type="string" table:style-name="ce2">
            <text:p>TD « Outils pour Ing. Logicielle »</text:p>
          </table:table-cell>
          <table:table-cell office:value-type="float" office:value="9.6" table:style-name="ce14">
            <text:p>9,6</text:p>
          </table:table-cell>
          <table:table-cell office:value-type="float" office:value="9.6" table:formula="of:=IF(ISNUMBER([.E26]);[.E26];IF(ISNUMBER([.G26]);[.G26];&quot;&quot;))" table:style-name="ce15">
            <text:p>9,6</text:p>
          </table:table-cell>
          <table:table-cell office:value-type="float" office:value="5.5" table:style-name="ce14">
            <text:p>5,5</text:p>
          </table:table-cell>
          <table:table-cell office:value-type="float" office:value="4.0999999999999996" table:formula="of:=IF(ISNUMBER([.F26]); [.F26]-[.G26];&quot;&quot;)" table:style-name="ce14">
            <text:p>4,1</text:p>
          </table:table-cell>
          <table:table-cell office:value-type="percentage" office:value="0.57291666666666674" table:formula="of:=IF(ISNUMBER([.G26]); [.G26]/[.F26];&quot;&quot;)" table:style-name="ce16">
            <text:p>57 %</text:p>
          </table:table-cell>
          <table:table-cell office:value-type="string" office:string-value="" table:formula="of:=IF([.E26] &lt;&gt; [.F26]; [.F26]-[.E26]; &quot;&quot;)" table:style-name="ce17"/>
          <table:table-cell table:number-columns-repeated="16374"/>
        </table:table-row>
        <table:table-row table:style-name="ro3">
          <table:table-cell/>
          <table:table-cell table:style-name="ce1"/>
          <table:table-cell office:value-type="string" table:style-name="ce2">
            <text:p>LRN.TRK.CRS</text:p>
          </table:table-cell>
          <table:table-cell office:value-type="string" table:style-name="ce2">
            <text:p>Course « Tracking »</text:p>
          </table:table-cell>
          <table:table-cell office:value-type="float" office:value="2.4" table:style-name="ce14">
            <text:p>2,4</text:p>
          </table:table-cell>
          <table:table-cell office:value-type="float" office:value="2.4" table:formula="of:=IF(ISNUMBER([.E27]);[.E27];IF(ISNUMBER([.G27]);[.G27];&quot;&quot;))" table:style-name="ce15">
            <text:p>2,4</text:p>
          </table:table-cell>
          <table:table-cell office:value-type="float" office:value="2.4" table:style-name="ce14">
            <text:p>2,4</text:p>
          </table:table-cell>
          <table:table-cell office:value-type="float" office:value="0" table:formula="of:=IF(ISNUMBER([.F27]); [.F27]-[.G27];&quot;&quot;)" table:style-name="ce14">
            <text:p>0</text:p>
          </table:table-cell>
          <table:table-cell office:value-type="percentage" office:value="1" table:formula="of:=IF(ISNUMBER([.G27]); [.G27]/[.F27];&quot;&quot;)" table:style-name="ce16">
            <text:p>100 %</text:p>
          </table:table-cell>
          <table:table-cell office:value-type="string" office:string-value="" table:formula="of:=IF([.E27] &lt;&gt; [.F27]; [.F27]-[.E27]; &quot;&quot;)" table:style-name="ce17"/>
          <table:table-cell table:number-columns-repeated="16374"/>
        </table:table-row>
        <table:table-row table:style-name="ro3">
          <table:table-cell/>
          <table:table-cell table:style-name="ce1"/>
          <table:table-cell office:value-type="string" table:style-name="ce2">
            <text:p>LRN.TRK.TD</text:p>
          </table:table-cell>
          <table:table-cell office:value-type="string" table:style-name="ce2">
            <text:p>TD « Tracking »</text:p>
          </table:table-cell>
          <table:table-cell office:value-type="float" office:value="6" table:style-name="ce14">
            <text:p>6</text:p>
          </table:table-cell>
          <table:table-cell office:value-type="float" office:value="6" table:formula="of:=IF(ISNUMBER([.E28]);[.E28];IF(ISNUMBER([.G28]);[.G28];&quot;&quot;))" table:style-name="ce15">
            <text:p>6</text:p>
          </table:table-cell>
          <table:table-cell office:value-type="float" office:value="2.75" table:style-name="ce1">
            <text:p>2,75</text:p>
          </table:table-cell>
          <table:table-cell office:value-type="float" office:value="3.25" table:formula="of:=IF(ISNUMBER([.F28]); [.F28]-[.G28];&quot;&quot;)" table:style-name="ce14">
            <text:p>3,25</text:p>
          </table:table-cell>
          <table:table-cell office:value-type="percentage" office:value="0.45833333333333331" table:formula="of:=IF(ISNUMBER([.G28]); [.G28]/[.F28];&quot;&quot;)" table:style-name="ce16">
            <text:p>46 %</text:p>
          </table:table-cell>
          <table:table-cell office:value-type="string" office:string-value="" table:formula="of:=IF([.E28] &lt;&gt; [.F28]; [.F28]-[.E28]; &quot;&quot;)" table:style-name="ce17"/>
          <table:table-cell table:number-columns-repeated="16374"/>
        </table:table-row>
        <table:table-row table:style-name="ro3">
          <table:table-cell/>
          <table:table-cell office:value-type="string" table:style-name="ce1">
            <text:p>Management</text:p>
          </table:table-cell>
          <table:table-cell office:value-type="string" table:style-name="ce1">
            <text:p>MGT</text:p>
          </table:table-cell>
          <table:table-cell office:value-type="string" table:style-name="ce18">
            <text:p>Project management activities</text:p>
          </table:table-cell>
          <table:table-cell table:style-name="ce1"/>
          <table:table-cell table:style-name="ce15"/>
          <table:table-cell table:style-name="ce1"/>
          <table:table-cell office:value-type="string" office:string-value="" table:formula="of:=IF(ISNUMBER([.F29]); [.F29]-[.G29];&quot;&quot;)" table:style-name="ce14"/>
          <table:table-cell office:value-type="string" office:string-value="" table:formula="of:=IF(ISNUMBER([.G29]); [.G29]/[.F29];&quot;&quot;)" table:style-name="ce16"/>
          <table:table-cell office:value-type="string" office:string-value="" table:formula="of:=IF([.E29] &lt;&gt; [.F29]; [.F29]-[.E29]; &quot;&quot;)" table:style-name="ce17"/>
          <table:table-cell table:number-columns-repeated="16374"/>
        </table:table-row>
        <table:table-row table:style-name="ro3">
          <table:table-cell/>
          <table:table-cell table:style-name="ce1"/>
          <table:table-cell office:value-type="string" table:style-name="ce1">
            <text:p>MGT.MET</text:p>
          </table:table-cell>
          <table:table-cell office:value-type="string" table:style-name="ce1">
            <text:p>Working meetings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IF(ISNUMBER([.E30]);[.E30];IF(ISNUMBER([.G30]);[.G30];&quot;&quot;))" table:style-name="ce15">
            <text:p>4</text:p>
          </table:table-cell>
          <table:table-cell office:value-type="float" office:value="2.8" table:style-name="ce1">
            <text:p>2,8</text:p>
          </table:table-cell>
          <table:table-cell office:value-type="float" office:value="1.2000000000000002" table:formula="of:=IF(ISNUMBER([.F30]); [.F30]-[.G30];&quot;&quot;)" table:style-name="ce14">
            <text:p>1,2</text:p>
          </table:table-cell>
          <table:table-cell office:value-type="percentage" office:value="0.7" table:formula="of:=IF(ISNUMBER([.G30]); [.G30]/[.F30];&quot;&quot;)" table:style-name="ce16">
            <text:p>70 %</text:p>
          </table:table-cell>
          <table:table-cell office:value-type="string" office:string-value="" table:formula="of:=IF([.E30] &lt;&gt; [.F30]; [.F30]-[.E30]; &quot;&quot;)" table:style-name="ce17"/>
          <table:table-cell table:number-columns-repeated="16374"/>
        </table:table-row>
        <table:table-row table:style-name="ro3">
          <table:table-cell/>
          <table:table-cell table:style-name="ce1"/>
          <table:table-cell office:value-type="string" table:style-name="ce2">
            <text:p>MGT.TRK</text:p>
          </table:table-cell>
          <table:table-cell office:value-type="string" table:style-name="ce2">
            <text:p>Project traking<text:s/>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IF(ISNUMBER([.E31]);[.E31];IF(ISNUMBER([.G31]);[.G31];&quot;&quot;))" table:style-name="ce15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ISNUMBER([.F31]); [.F31]-[.G31];&quot;&quot;)" table:style-name="ce14">
            <text:p>0</text:p>
          </table:table-cell>
          <table:table-cell office:value-type="percentage" office:value="1" table:formula="of:=IF(ISNUMBER([.G31]); [.G31]/[.F31];&quot;&quot;)" table:style-name="ce16">
            <text:p>100 %</text:p>
          </table:table-cell>
          <table:table-cell office:value-type="string" office:string-value="" table:formula="of:=IF([.E31] &lt;&gt; [.F31]; [.F31]-[.E31]; &quot;&quot;)" table:style-name="ce17"/>
          <table:table-cell table:number-columns-repeated="16374"/>
        </table:table-row>
        <table:table-row table:style-name="ro3">
          <table:table-cell/>
          <table:table-cell table:number-columns-repeated="4" table:style-name="ce1"/>
          <table:table-cell table:style-name="ce15"/>
          <table:table-cell table:style-name="ce1"/>
          <table:table-cell office:value-type="string" office:string-value="" table:formula="of:=IF(ISNUMBER([.F32]); [.F32]-[.G32];&quot;&quot;)" table:style-name="ce14"/>
          <table:table-cell office:value-type="string" office:string-value="" table:formula="of:=IF(ISNUMBER([.G32]); [.G32]/[.F32];&quot;&quot;)" table:style-name="ce16"/>
          <table:table-cell office:value-type="string" office:string-value="" table:formula="of:=IF([.E32] &lt;&gt; [.F32]; [.F32]-[.E32]; &quot;&quot;)" table:style-name="ce17"/>
          <table:table-cell table:number-columns-repeated="16374"/>
        </table:table-row>
        <table:table-row table:style-name="ro3">
          <table:table-cell/>
          <table:table-cell office:value-type="string" table:style-name="ce1">
            <text:p>Documents</text:p>
          </table:table-cell>
          <table:table-cell office:value-type="string" table:style-name="ce1">
            <text:p>DOC</text:p>
          </table:table-cell>
          <table:table-cell office:value-type="string" table:style-name="ce18">
            <text:p>Documentation activities</text:p>
          </table:table-cell>
          <table:table-cell table:style-name="ce1"/>
          <table:table-cell office:value-type="string" office:string-value="" table:formula="of:=IF(ISNUMBER([.E33]);[.E33];IF(ISNUMBER([.G33]);[.G33];&quot;&quot;))" table:style-name="ce15"/>
          <table:table-cell table:style-name="ce1"/>
          <table:table-cell office:value-type="string" office:string-value="" table:formula="of:=IF(ISNUMBER([.F33]); [.F33]-[.G33];&quot;&quot;)" table:style-name="ce14"/>
          <table:table-cell office:value-type="string" office:string-value="" table:formula="of:=IF(ISNUMBER([.G33]); [.G33]/[.F33];&quot;&quot;)" table:style-name="ce16"/>
          <table:table-cell office:value-type="string" office:string-value="" table:formula="of:=IF([.E33] &lt;&gt; [.F33]; [.F33]-[.E33]; &quot;&quot;)" table:style-name="ce17"/>
          <table:table-cell table:number-columns-repeated="16374"/>
        </table:table-row>
        <table:table-row table:style-name="ro3">
          <table:table-cell/>
          <table:table-cell table:style-name="ce1"/>
          <table:table-cell office:value-type="string" table:style-name="ce1">
            <text:p>DOC.TRK</text:p>
          </table:table-cell>
          <table:table-cell office:value-type="string" table:style-name="ce1">
            <text:p>Tracking end report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IF(ISNUMBER([.E34]);[.E34];IF(ISNUMBER([.G34]);[.G34];&quot;&quot;))" table:style-name="ce15">
            <text:p>3</text:p>
          </table:table-cell>
          <table:table-cell office:value-type="float" office:value="0.2" table:style-name="ce1">
            <text:p>0,2</text:p>
          </table:table-cell>
          <table:table-cell office:value-type="float" office:value="2.8" table:formula="of:=IF(ISNUMBER([.F34]); [.F34]-[.G34];&quot;&quot;)" table:style-name="ce14">
            <text:p>2,8</text:p>
          </table:table-cell>
          <table:table-cell office:value-type="percentage" office:value="6.6666666666666666E-2" table:formula="of:=IF(ISNUMBER([.G34]); [.G34]/[.F34];&quot;&quot;)" table:style-name="ce16">
            <text:p>7 %</text:p>
          </table:table-cell>
          <table:table-cell office:value-type="string" office:string-value="" table:formula="of:=IF([.E34] &lt;&gt; [.F34]; [.F34]-[.E34]; &quot;&quot;)" table:style-name="ce17"/>
          <table:table-cell table:number-columns-repeated="16374"/>
        </table:table-row>
        <table:table-row table:style-name="ro3">
          <table:table-cell/>
          <table:table-cell table:style-name="ce1"/>
          <table:table-cell office:value-type="string" table:style-name="ce1">
            <text:p>DOC.VID</text:p>
          </table:table-cell>
          <table:table-cell office:value-type="string" table:style-name="ce1">
            <text:p>Video de Mr Renevier</text:p>
          </table:table-cell>
          <table:table-cell office:value-type="float" office:value="3" table:style-name="ce1">
            <text:p>3</text:p>
          </table:table-cell>
          <table:table-cell table:style-name="ce15"/>
          <table:table-cell table:style-name="ce1"/>
          <table:table-cell table:style-name="ce14"/>
          <table:table-cell table:style-name="ce16"/>
          <table:table-cell table:style-name="ce17"/>
          <table:table-cell table:number-columns-repeated="16374"/>
        </table:table-row>
        <table:table-row table:style-name="ro3">
          <table:table-cell/>
          <table:table-cell table:style-name="ce1"/>
          <table:table-cell office:value-type="string" table:style-name="ce1">
            <text:p>QUES</text:p>
          </table:table-cell>
          <table:table-cell office:value-type="string" table:style-name="ce1">
            <text:p>Questions à répondre</text:p>
          </table:table-cell>
          <table:table-cell office:value-type="float" office:value="1" table:style-name="ce1">
            <text:p>1</text:p>
          </table:table-cell>
          <table:table-cell table:style-name="ce15"/>
          <table:table-cell table:style-name="ce1"/>
          <table:table-cell table:style-name="ce14"/>
          <table:table-cell table:style-name="ce16"/>
          <table:table-cell table:style-name="ce17"/>
          <table:table-cell table:number-columns-repeated="16374"/>
        </table:table-row>
        <table:table-row table:style-name="ro3">
          <table:table-cell/>
          <table:table-cell table:style-name="ce1"/>
          <table:table-cell office:value-type="string" table:style-name="ce1">
            <text:p>DOC.USR</text:p>
          </table:table-cell>
          <table:table-cell office:value-type="string" table:style-name="ce1">
            <text:p>User documentation</text:p>
          </table:table-cell>
          <table:table-cell office:value-type="float" office:value="0.5" table:style-name="ce1">
            <text:p>0,5</text:p>
          </table:table-cell>
          <table:table-cell office:value-type="float" office:value="0.5" table:formula="of:=IF(ISNUMBER([.E37]);[.E37];IF(ISNUMBER([.G37]);[.G37];&quot;&quot;))" table:style-name="ce15">
            <text:p>0,5</text:p>
          </table:table-cell>
          <table:table-cell office:value-type="float" office:value="0.15" table:style-name="ce1">
            <text:p>0,15</text:p>
          </table:table-cell>
          <table:table-cell office:value-type="float" office:value="0.35" table:formula="of:=IF(ISNUMBER([.F37]); [.F37]-[.G37];&quot;&quot;)" table:style-name="ce14">
            <text:p>0,35</text:p>
          </table:table-cell>
          <table:table-cell office:value-type="percentage" office:value="0.3" table:formula="of:=IF(ISNUMBER([.G37]); [.G37]/[.F37];&quot;&quot;)" table:style-name="ce16">
            <text:p>30 %</text:p>
          </table:table-cell>
          <table:table-cell office:value-type="string" office:string-value="" table:formula="of:=IF([.E37] &lt;&gt; [.F37]; [.F37]-[.E37]; &quot;&quot;)" table:style-name="ce17"/>
          <table:table-cell table:number-columns-repeated="16374"/>
        </table:table-row>
        <table:table-row table:style-name="ro3">
          <table:table-cell/>
          <table:table-cell office:value-type="string" table:style-name="ce1">
            <text:p>Developpement</text:p>
          </table:table-cell>
          <table:table-cell office:value-type="string" table:style-name="ce1">
            <text:p>DEV</text:p>
          </table:table-cell>
          <table:table-cell office:value-type="string" table:style-name="ce18">
            <text:p>Development activities</text:p>
          </table:table-cell>
          <table:table-cell table:style-name="ce1"/>
          <table:table-cell office:value-type="string" office:string-value="" table:formula="of:=IF(ISNUMBER([.E38]);[.E38];IF(ISNUMBER([.G38]);[.G38];&quot;&quot;))" table:style-name="ce15"/>
          <table:table-cell table:style-name="ce1"/>
          <table:table-cell office:value-type="string" office:string-value="" table:formula="of:=IF(ISNUMBER([.F38]); [.F38]-[.G38];&quot;&quot;)" table:style-name="ce14"/>
          <table:table-cell office:value-type="string" office:string-value="" table:formula="of:=IF(ISNUMBER([.G38]); [.G38]/[.F38];&quot;&quot;)" table:style-name="ce16"/>
          <table:table-cell office:value-type="string" office:string-value="" table:formula="of:=IF([.E38] &lt;&gt; [.F38]; [.F38]-[.E38]; &quot;&quot;)" table:style-name="ce17"/>
          <table:table-cell table:number-columns-repeated="16374"/>
        </table:table-row>
        <table:table-row table:style-name="ro3">
          <table:table-cell/>
          <table:table-cell table:style-name="ce1"/>
          <table:table-cell office:value-type="string" table:style-name="ce1">
            <text:p>DEV.Joueur</text:p>
          </table:table-cell>
          <table:table-cell office:value-type="string" table:style-name="ce1">
            <text:p>Instancier module joueur</text:p>
          </table:table-cell>
          <table:table-cell office:value-type="float" office:value="0.7" table:style-name="ce1">
            <text:p>0,7</text:p>
          </table:table-cell>
          <table:table-cell office:value-type="float" office:value="0.7" table:formula="of:=IF(ISNUMBER([.E39]);[.E39];IF(ISNUMBER([.G39]);[.G39];&quot;&quot;))" table:style-name="ce15">
            <text:p>0,7</text:p>
          </table:table-cell>
          <table:table-cell office:value-type="float" office:value="0.6" table:style-name="ce1">
            <text:p>0,6</text:p>
          </table:table-cell>
          <table:table-cell office:value-type="float" office:value="0.17" table:style-name="ce14">
            <text:p>0,17</text:p>
          </table:table-cell>
          <table:table-cell office:value-type="percentage" office:value="0.85714285714285721" table:formula="of:=IF(ISNUMBER([.G39]); [.G39]/[.F39];&quot;&quot;)" table:style-name="ce16">
            <text:p>86 %</text:p>
          </table:table-cell>
          <table:table-cell office:value-type="string" office:string-value="" table:formula="of:=IF([.E39] &lt;&gt; [.F39]; [.F39]-[.E39]; &quot;&quot;)" table:style-name="ce17"/>
          <table:table-cell table:number-columns-repeated="16374"/>
        </table:table-row>
        <table:table-row table:style-name="ro3">
          <table:table-cell/>
          <table:table-cell table:style-name="ce1"/>
          <table:table-cell office:value-type="string" table:style-name="ce1">
            <text:p>IO</text:p>
          </table:table-cell>
          <table:table-cell office:value-type="string" table:style-name="ce1">
            <text:p>Installation des outils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SNUMBER([.E40]);[.E40];IF(ISNUMBER([.G40]);[.G40];&quot;&quot;))" table:style-name="ce15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4">
            <text:p>0</text:p>
          </table:table-cell>
          <table:table-cell office:value-type="percentage" office:value="1" table:formula="of:=IF(ISNUMBER([.G40]); [.G40]/[.F40];&quot;&quot;)" table:style-name="ce16">
            <text:p>100 %</text:p>
          </table:table-cell>
          <table:table-cell office:value-type="string" office:string-value="" table:formula="of:=IF([.E40] &lt;&gt; [.F40]; [.F40]-[.E40]; &quot;&quot;)" table:style-name="ce17"/>
          <table:table-cell table:number-columns-repeated="16374"/>
        </table:table-row>
        <table:table-row table:style-name="ro3">
          <table:table-cell/>
          <table:table-cell table:style-name="ce1"/>
          <table:table-cell office:value-type="string" table:style-name="ce1">
            <text:p>DEV.TRAVIS</text:p>
          </table:table-cell>
          <table:table-cell office:value-type="string" table:style-name="ce1">
            <text:p>Integration Travi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IF(ISNUMBER([.F41]); [.F41]-[.G41];&quot;&quot;)" table:style-name="ce14">
            <text:p>0</text:p>
          </table:table-cell>
          <table:table-cell office:value-type="percentage" office:value="1" table:formula="of:=IF(ISNUMBER([.G41]); [.G41]/[.F41];&quot;&quot;)" table:style-name="ce16">
            <text:p>100 %</text:p>
          </table:table-cell>
          <table:table-cell office:value-type="string" office:string-value="" table:formula="of:=IF([.E41] &lt;&gt; [.F41]; [.F41]-[.E41]; &quot;&quot;)" table:style-name="ce17"/>
          <table:table-cell table:number-columns-repeated="16374"/>
        </table:table-row>
        <table:table-row table:style-name="ro3">
          <table:table-cell/>
          <table:table-cell table:style-name="ce1"/>
          <table:table-cell office:value-type="string" table:style-name="ce1">
            <text:p>IMP.ABS</text:p>
          </table:table-cell>
          <table:table-cell office:value-type="string" table:style-name="ce1">
            <text:p>Abscenc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office:string-value="" table:formula="of:=IF(ISNUMBER([.G42]); [.G42]/[.F42];&quot;&quot;)" table:style-name="ce16"/>
          <table:table-cell office:value-type="float" office:value="1" table:formula="of:=IF([.E42] &lt;&gt; [.F42]; [.F42]-[.E42]; &quot;&quot;)" table:style-name="ce17">
            <text:p>1</text:p>
          </table:table-cell>
          <table:table-cell table:number-columns-repeated="16374"/>
        </table:table-row>
        <table:table-row table:style-name="ro3">
          <table:table-cell/>
          <table:table-cell table:style-name="ce1"/>
          <table:table-cell office:value-type="string" table:style-name="ce1">
            <text:p>IMP.SCK</text:p>
          </table:table-cell>
          <table:table-cell office:value-type="string" table:style-name="ce1">
            <text:p>maladie<text:s/>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percentage" office:value="0" table:formula="of:=IF(ISNUMBER([.G43]); [.G43]/[.F43];&quot;&quot;)" table:style-name="ce20">
            <text:p>0 %</text:p>
          </table:table-cell>
          <table:table-cell office:value-type="float" office:value="1" table:formula="of:=IF([.E43] &lt;&gt; [.F43]; [.F43]-[.E43]; &quot;&quot;)" table:style-name="ce21">
            <text:p>1</text:p>
          </table:table-cell>
          <table:table-cell table:number-columns-repeated="16374"/>
        </table:table-row>
        <table:table-row table:style-name="ro3">
          <table:table-cell/>
          <table:table-cell table:style-name="ce1"/>
          <table:table-cell office:value-type="string" table:style-name="ce1">
            <text:p>DEV.DOCKER</text:p>
          </table:table-cell>
          <table:table-cell office:value-type="string" table:style-name="ce1">
            <text:p>Intégration Mav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IF(ISNUMBER([.G44]); [.G44]/[.F44];&quot;&quot;)" table:style-name="ce16">
            <text:p>100 %</text:p>
          </table:table-cell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DEV.grille</text:p>
          </table:table-cell>
          <table:table-cell office:value-type="string" table:style-name="ce1">
            <text:p>Création des Class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percentage" office:value="0.5" table:formula="of:=IF(ISNUMBER([.G45]); [.G45]/[.F45];&quot;&quot;)" table:style-name="ce16">
            <text:p>50 %</text:p>
          </table:table-cell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DEV.MAVEN</text:p>
          </table:table-cell>
          <table:table-cell office:value-type="string" table:style-name="ce1">
            <text:p>Development anagrammeur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percentage" office:value="0.33333333333333331" table:formula="of:=IF(ISNUMBER([.G46]); [.G46]/[.F46];&quot;&quot;)" table:style-name="ce16">
            <text:p>33 %</text:p>
          </table:table-cell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DEV.CLASSE</text:p>
          </table:table-cell>
          <table:table-cell office:value-type="string" table:style-name="ce1">
            <text:p>Development appariement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percentage" office:value="0.33333333333333331" table:formula="of:=IF(ISNUMBER([.G47]); [.G47]/[.F47];&quot;&quot;)" table:style-name="ce16">
            <text:p>33 %</text:p>
          </table:table-cell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DEV.Anagrammeur</text:p>
          </table:table-cell>
          <table:table-cell office:value-type="string" table:style-name="ce1">
            <text:p>Development webservic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F48]-[.G48]" table:style-name="ce1">
            <text:p>1</text:p>
          </table:table-cell>
          <table:table-cell office:value-type="percentage" office:value="0.5" table:formula="of:=IF(ISNUMBER([.G48]); [.G48]/[.F48];&quot;&quot;)" table:style-name="ce16">
            <text:p>50 %</text:p>
          </table:table-cell>
          <table:table-cell table:number-columns-repeated="16375" table:style-name="ce1"/>
        </table:table-row>
        <table:table-row table:style-name="ro3">
          <table:table-cell table:number-columns-repeated="2"/>
          <table:table-cell office:value-type="string" table:style-name="ce1">
            <text:p>DEV.Appariement</text:p>
          </table:table-cell>
          <table:table-cell office:value-type="string" table:style-name="ce1">
            <text:p>Development partie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percentage" office:value="0.33333333333333331" table:formula="of:=IF(ISNUMBER([.G49]); [.G49]/[.F49];&quot;&quot;)" table:style-name="ce16">
            <text:p>33 %</text:p>
          </table:table-cell>
          <table:table-cell table:number-columns-repeated="16375"/>
        </table:table-row>
        <table:table-row table:style-name="ro3">
          <table:table-cell table:number-columns-repeated="2"/>
          <table:table-cell office:value-type="string" table:style-name="ce1">
            <text:p>DEV.Web</text:p>
          </table:table-cell>
          <table:table-cell office:value-type="string" table:style-name="ce1">
            <text:p>Development classes commun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percentage" office:value="0.5" table:formula="of:=IF(ISNUMBER([.G50]); [.G50]/[.F50];&quot;&quot;)" table:style-name="ce16">
            <text:p>50 %</text:p>
          </table:table-cell>
          <table:table-cell table:number-columns-repeated="16375"/>
        </table:table-row>
        <table:table-row table:style-name="ro3">
          <table:table-cell table:number-columns-repeated="2"/>
          <table:table-cell office:value-type="string" table:style-name="ce1">
            <text:p>Rapport</text:p>
          </table:table-cell>
          <table:table-cell office:value-type="string" table:style-name="ce1">
            <text:p>Rédaction rapport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office:string-value="" table:formula="of:=IF(ISNUMBER([.G51]); [.G51]/[.F51];&quot;&quot;)" table:style-name="ce16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">
            <text:p>DEV.classecommun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string" table:style-name="ce1">
            <text:p>RED.RAPP</text:p>
          </table:table-cell>
          <table:table-cell office:value-type="string" table:style-name="ce3">
            <text:p>TOTAL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/>
          <table:table-cell table:number-columns-repeated="2" table:style-name="ce1"/>
          <table:table-cell office:value-type="float" office:value="59" table:formula="of:=SUM([.E24:.E54])" table:style-name="ce1">
            <text:p>59</text:p>
          </table:table-cell>
          <table:table-cell office:value-type="float" office:value="57" table:formula="of:=SUM([.F24:.F54])" table:style-name="ce19">
            <text:p>57</text:p>
          </table:table-cell>
          <table:table-cell office:value-type="float" office:value="29.05" table:formula="of:=SUM([.G24:.G54])" table:style-name="ce3">
            <text:p>29,05</text:p>
          </table:table-cell>
          <table:table-cell office:value-type="float" office:value="27.02" table:formula="of:=SUM([.H24:.H54])" table:style-name="ce3">
            <text:p>27,02</text:p>
          </table:table-cell>
          <table:table-cell table:number-columns-repeated="16376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2"/>
          <table:table-cell table:style-name="ce1"/>
          <table:table-cell office:value-type="string" table:style-name="ce1">
            <text:p>Nbre de jour restant<text:s/></text:p>
          </table:table-cell>
          <table:table-cell office:value-type="float" office:value="18" table:style-name="ce1">
            <text:p>18</text:p>
          </table:table-cell>
          <table:table-cell table:number-columns-repeated="16379" table:style-name="ce1"/>
        </table:table-row>
        <table:table-row table:style-name="ro3">
          <table:table-cell table:number-columns-repeated="2"/>
          <table:table-cell table:style-name="ce1"/>
          <table:table-cell office:value-type="string" table:style-name="ce1">
            <text:p>Jours manquants<text:s/></text:p>
          </table:table-cell>
          <table:table-cell office:value-type="float" office:value="9.02" table:formula="of:=[.H55]-[.E60]" table:style-name="ce1">
            <text:p>9,02</text:p>
          </table:table-cell>
          <table:table-cell table:number-columns-repeated="16379" table:style-name="ce1"/>
        </table:table-row>
        <table:table-row table:number-rows-repeated="1048515" table:style-name="ro3">
          <table:table-cell table:number-columns-repeated="16384"/>
        </table:table-row>
      </table:table>
      <table:table table:name="History" table:style-name="ta2">
        <table:table-column table:style-name="co1" table:number-columns-repeated="4" table:default-cell-style-name="ce1"/>
        <table:table-column table:style-name="co7" table:default-cell-style-name="ce40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6" table:number-columns-repeated="16376" table:default-cell-style-name="ce1"/>
        <table:table-row table:style-name="ro1">
          <table:table-cell/>
          <table:table-cell table:number-columns-repeated="3" table:style-name="ce1"/>
          <table:table-cell table:style-name="ce40"/>
          <table:table-cell table:number-columns-repeated="16379" table:style-name="ce1"/>
        </table:table-row>
        <table:table-row table:style-name="ro4">
          <table:table-cell/>
          <table:table-cell office:value-type="string" table:style-name="ce5">
            <text:p>Tracking history</text:p>
          </table:table-cell>
          <table:table-cell table:number-columns-repeated="2" table:style-name="ce1"/>
          <table:table-cell table:style-name="ce40"/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table:style-name="ce40"/>
          <table:table-cell table:number-columns-repeated="16379" table:style-name="ce1"/>
        </table:table-row>
        <table:table-row table:style-name="ro5">
          <table:table-cell/>
          <table:table-cell table:style-name="ce1"/>
          <table:table-cell office:value-type="string" table:style-name="ce7">
            <text:p>Date</text:p>
          </table:table-cell>
          <table:table-cell office:value-type="string" table:style-name="ce7">
            <text:p>Who</text:p>
          </table:table-cell>
          <table:table-cell office:value-type="string" table:style-name="ce7">
            <text:p>What</text:p>
          </table:table-cell>
          <table:table-cell office:value-type="string" table:style-name="ce7">
            <text:p>Workload</text:p>
          </table:table-cell>
          <table:table-cell office:value-type="string" table:style-name="ce7">
            <text:p>Comment</text:p>
          </table:table-cell>
          <table:table-cell office:value-type="string" table:style-name="ce7">
            <office:annotation draw:style-name="a0" svg:x="10.3541666666667in" svg:y="0.326388888888889in" svg:width="1.07638888888889in" svg:height="0.729166666666667in">
              <dc:creator/>
              <text:p>Add something only if related task remaining work has changed</text:p>
            </office:annotation>
            <text:p>Remai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1ère Livraison</text:p>
          </table:table-cell>
          <table:table-cell office:value-type="date" office:date-value="2022-05-02T00:00:00" table:style-name="ce41">
            <text:p>02/05/22</text:p>
          </table:table-cell>
          <table:table-cell office:value-type="string" table:style-name="ce1">
            <text:p>NK</text:p>
          </table:table-cell>
          <table:table-cell office:value-type="string" table:style-name="ce4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Premier TD « Outils pour Ing. Logicielle »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date" office:date-value="2022-05-02T00:00:00" table:style-name="ce41">
            <text:p>02/05/22</text:p>
          </table:table-cell>
          <table:table-cell office:value-type="string" table:style-name="ce1">
            <text:p>FS</text:p>
          </table:table-cell>
          <table:table-cell office:value-type="string" table:style-name="ce4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First course on « Outils pour Ing. Logicielle »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date" office:date-value="2022-05-02T00:00:00" table:style-name="ce41">
            <text:p>02/05/22</text:p>
          </table:table-cell>
          <table:table-cell office:value-type="string" table:style-name="ce1">
            <text:p>SF</text:p>
          </table:table-cell>
          <table:table-cell office:value-type="string" table:style-name="ce4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First course on « Outils pour Ing. Logicielle »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date" office:date-value="2022-05-02T00:00:00" table:style-name="ce41">
            <text:p>02/05/22</text:p>
          </table:table-cell>
          <table:table-cell office:value-type="string" table:style-name="ce1">
            <text:p>OM</text:p>
          </table:table-cell>
          <table:table-cell office:value-type="string" table:style-name="ce4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First course on « Outils pour Ing. Logicielle »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date" office:date-value="2022-05-02T00:00:00" table:style-name="ce41">
            <text:p>02/05/22</text:p>
          </table:table-cell>
          <table:table-cell office:value-type="string" table:style-name="ce1">
            <text:p>KK</text:p>
          </table:table-cell>
          <table:table-cell office:value-type="string" table:style-name="ce4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First course on « Outils pour Ing. Logicielle »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date" office:date-value="2022-05-02T00:00:00" table:style-name="ce41">
            <text:p>02/05/22</text:p>
          </table:table-cell>
          <table:table-cell office:value-type="string" table:style-name="ce1">
            <text:p>YD</text:p>
          </table:table-cell>
          <table:table-cell office:value-type="string" table:style-name="ce4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First course on « Outils pour Ing. Logicielle »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date" office:date-value="2022-05-02T00:00:00" table:style-name="ce41">
            <text:p>02/05/22</text:p>
          </table:table-cell>
          <table:table-cell office:value-type="string" table:style-name="ce1">
            <text:p>NK</text:p>
          </table:table-cell>
          <table:table-cell office:value-type="string" table:style-name="ce43">
            <text:p>LRN.TRK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First course on project tracking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date" office:date-value="2022-05-02T00:00:00" table:style-name="ce41">
            <text:p>02/05/22</text:p>
          </table:table-cell>
          <table:table-cell office:value-type="string" table:style-name="ce1">
            <text:p>FS</text:p>
          </table:table-cell>
          <table:table-cell office:value-type="string" table:style-name="ce43">
            <text:p>LRN.TRK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First course on project tracking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date" office:date-value="2022-05-02T00:00:00" table:style-name="ce41">
            <text:p>02/05/22</text:p>
          </table:table-cell>
          <table:table-cell office:value-type="string" table:style-name="ce1">
            <text:p>SF</text:p>
          </table:table-cell>
          <table:table-cell office:value-type="string" table:style-name="ce43">
            <text:p>LRN.TRK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First course on project tracking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date" office:date-value="2022-05-02T00:00:00" table:style-name="ce41">
            <text:p>02/05/22</text:p>
          </table:table-cell>
          <table:table-cell office:value-type="string" table:style-name="ce1">
            <text:p>OM</text:p>
          </table:table-cell>
          <table:table-cell office:value-type="string" table:style-name="ce43">
            <text:p>LRN.TRK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First course on project tracking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date" office:date-value="2022-05-02T00:00:00" table:style-name="ce41">
            <text:p>02/05/22</text:p>
          </table:table-cell>
          <table:table-cell office:value-type="string" table:style-name="ce1">
            <text:p>KK</text:p>
          </table:table-cell>
          <table:table-cell office:value-type="string" table:style-name="ce43">
            <text:p>LRN.TRK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First course on project tracking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date" office:date-value="2022-05-02T00:00:00" table:style-name="ce41">
            <text:p>02/05/22</text:p>
          </table:table-cell>
          <table:table-cell office:value-type="string" table:style-name="ce1">
            <text:p>YD</text:p>
          </table:table-cell>
          <table:table-cell office:value-type="string" table:style-name="ce43">
            <text:p>LRN.TRK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First course on project tracking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date" office:date-value="2022-05-03T00:00:00" table:style-name="ce41">
            <text:p>03/05/22</text:p>
          </table:table-cell>
          <table:table-cell office:value-type="string" table:style-name="ce1">
            <text:p>NK</text:p>
          </table:table-cell>
          <table:table-cell office:value-type="string" table:style-name="ce42">
            <text:p>LRN.ING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Second course on <text:s/>« Outils pour Ing. Logicielle »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3T00:00:00" table:style-name="ce41">
            <text:p>03/05/22</text:p>
          </table:table-cell>
          <table:table-cell office:value-type="string" table:style-name="ce1">
            <text:p>FS</text:p>
          </table:table-cell>
          <table:table-cell office:value-type="string" table:style-name="ce42">
            <text:p>LRN.ING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Second course on <text:s/>« Outils pour Ing. Logicielle »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3T00:00:00" table:style-name="ce41">
            <text:p>03/05/22</text:p>
          </table:table-cell>
          <table:table-cell office:value-type="string" table:style-name="ce1">
            <text:p>SF</text:p>
          </table:table-cell>
          <table:table-cell office:value-type="string" table:style-name="ce42">
            <text:p>LRN.ING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Second course on <text:s/>« Outils pour Ing. Logicielle »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3T00:00:00" table:style-name="ce41">
            <text:p>03/05/22</text:p>
          </table:table-cell>
          <table:table-cell office:value-type="string" table:style-name="ce1">
            <text:p>OM</text:p>
          </table:table-cell>
          <table:table-cell office:value-type="string" table:style-name="ce42">
            <text:p>LRN.ING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Second course on <text:s/>« Outils pour Ing. Logicielle »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3T00:00:00" table:style-name="ce41">
            <text:p>03/05/22</text:p>
          </table:table-cell>
          <table:table-cell office:value-type="string" table:style-name="ce1">
            <text:p>KK</text:p>
          </table:table-cell>
          <table:table-cell office:value-type="string" table:style-name="ce42">
            <text:p>LRN.ING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Second course on <text:s/>« Outils pour Ing. Logicielle »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3T00:00:00" table:style-name="ce41">
            <text:p>03/05/22</text:p>
          </table:table-cell>
          <table:table-cell office:value-type="string" table:style-name="ce1">
            <text:p>YD</text:p>
          </table:table-cell>
          <table:table-cell office:value-type="string" table:style-name="ce42">
            <text:p>LRN.ING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Second course on <text:s/>« Outils pour Ing. Logicielle »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3T00:00:00" table:style-name="ce41">
            <text:p>03/05/22</text:p>
          </table:table-cell>
          <table:table-cell office:value-type="string" table:style-name="ce1">
            <text:p>NK</text:p>
          </table:table-cell>
          <table:table-cell office:value-type="string" table:style-name="ce43">
            <text:p>LRN.TRK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Second course on project tracking_Video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3T00:00:00" table:style-name="ce41">
            <text:p>03/05/22</text:p>
          </table:table-cell>
          <table:table-cell office:value-type="string" table:style-name="ce1">
            <text:p>FS</text:p>
          </table:table-cell>
          <table:table-cell office:value-type="string" table:style-name="ce43">
            <text:p>LRN.TRK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Second course on project tracking_Video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3T00:00:00" table:style-name="ce41">
            <text:p>03/05/22</text:p>
          </table:table-cell>
          <table:table-cell office:value-type="string" table:style-name="ce1">
            <text:p>SF</text:p>
          </table:table-cell>
          <table:table-cell office:value-type="string" table:style-name="ce43">
            <text:p>LRN.TRK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Second course on project tracking_Video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3T00:00:00" table:style-name="ce41">
            <text:p>03/05/22</text:p>
          </table:table-cell>
          <table:table-cell office:value-type="string" table:style-name="ce1">
            <text:p>OM</text:p>
          </table:table-cell>
          <table:table-cell office:value-type="string" table:style-name="ce43">
            <text:p>LRN.TRK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Second course on project tracking_Video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3T00:00:00" table:style-name="ce41">
            <text:p>03/05/22</text:p>
          </table:table-cell>
          <table:table-cell office:value-type="string" table:style-name="ce1">
            <text:p>KK</text:p>
          </table:table-cell>
          <table:table-cell office:value-type="string" table:style-name="ce43">
            <text:p>LRN.TRK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Second course on project tracking_Video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3T00:00:00" table:style-name="ce41">
            <text:p>03/05/22</text:p>
          </table:table-cell>
          <table:table-cell office:value-type="string" table:style-name="ce1">
            <text:p>YD</text:p>
          </table:table-cell>
          <table:table-cell office:value-type="string" table:style-name="ce43">
            <text:p>LRN.TRK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Second course on project tracking_Video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9T00:00:00" table:style-name="ce44">
            <text:p>09/05/2022</text:p>
          </table:table-cell>
          <table:table-cell office:value-type="string" table:style-name="ce1">
            <text:p>NK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1er TD Outils pour Ing. Logiciell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9T00:00:00" table:style-name="ce44">
            <text:p>09/05/2022</text:p>
          </table:table-cell>
          <table:table-cell office:value-type="string" table:style-name="ce1">
            <text:p>FS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1er TD Outils pour Ing. Logiciell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9T00:00:00" table:style-name="ce44">
            <text:p>09/05/2022</text:p>
          </table:table-cell>
          <table:table-cell office:value-type="string" table:style-name="ce1">
            <text:p>SF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1er TD Outils pour Ing. Logiciell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9T00:00:00" table:style-name="ce44">
            <text:p>09/05/2022</text:p>
          </table:table-cell>
          <table:table-cell office:value-type="string" table:style-name="ce1">
            <text:p>OM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1er TD Outils pour Ing. Logiciell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9T00:00:00" table:style-name="ce44">
            <text:p>09/05/2022</text:p>
          </table:table-cell>
          <table:table-cell office:value-type="string" table:style-name="ce1">
            <text:p>KK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1er TD Outils pour Ing. Logiciell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9T00:00:00" table:style-name="ce44">
            <text:p>09/05/2022</text:p>
          </table:table-cell>
          <table:table-cell office:value-type="string" table:style-name="ce1">
            <text:p>YD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1er TD Outils pour Ing. Logiciell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9T00:00:00" table:style-name="ce44">
            <text:p>09/05/2022</text:p>
          </table:table-cell>
          <table:table-cell office:value-type="string" table:style-name="ce1">
            <text:p>NK</text:p>
          </table:table-cell>
          <table:table-cell office:value-type="string" table:style-name="ce45">
            <text:p>MGT.MET</text:p>
          </table:table-cell>
          <table:table-cell office:value-type="float" office:value="0.5" table:style-name="ce40">
            <text:p>0,5</text:p>
          </table:table-cell>
          <table:table-cell office:value-type="string" table:style-name="ce1">
            <text:p>Mise en place du projet(Git, maven 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9T00:00:00" table:style-name="ce44">
            <text:p>09/05/2022</text:p>
          </table:table-cell>
          <table:table-cell office:value-type="string" table:style-name="ce1">
            <text:p>FS</text:p>
          </table:table-cell>
          <table:table-cell office:value-type="string" table:style-name="ce45">
            <text:p>MGT.MET</text:p>
          </table:table-cell>
          <table:table-cell office:value-type="float" office:value="0.5" table:style-name="ce40">
            <text:p>0,5</text:p>
          </table:table-cell>
          <table:table-cell office:value-type="string" table:style-name="ce1">
            <text:p>Mise en place du projet(Git, maven 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9T00:00:00" table:style-name="ce44">
            <text:p>09/05/2022</text:p>
          </table:table-cell>
          <table:table-cell office:value-type="string" table:style-name="ce1">
            <text:p>SF</text:p>
          </table:table-cell>
          <table:table-cell office:value-type="string" table:style-name="ce45">
            <text:p>MGT.MET</text:p>
          </table:table-cell>
          <table:table-cell office:value-type="float" office:value="0.5" table:style-name="ce40">
            <text:p>0,5</text:p>
          </table:table-cell>
          <table:table-cell office:value-type="string" table:style-name="ce1">
            <text:p>Mise en place du projet(Git, maven 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9T00:00:00" table:style-name="ce44">
            <text:p>09/05/2022</text:p>
          </table:table-cell>
          <table:table-cell office:value-type="string" table:style-name="ce1">
            <text:p>OM</text:p>
          </table:table-cell>
          <table:table-cell office:value-type="string" table:style-name="ce45">
            <text:p>MGT.MET</text:p>
          </table:table-cell>
          <table:table-cell office:value-type="float" office:value="0.5" table:style-name="ce40">
            <text:p>0,5</text:p>
          </table:table-cell>
          <table:table-cell office:value-type="string" table:style-name="ce1">
            <text:p>Mise en place du projet(Git, maven 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9T00:00:00" table:style-name="ce44">
            <text:p>09/05/2022</text:p>
          </table:table-cell>
          <table:table-cell office:value-type="string" table:style-name="ce1">
            <text:p>KK</text:p>
          </table:table-cell>
          <table:table-cell office:value-type="string" table:style-name="ce45">
            <text:p>MGT.MET</text:p>
          </table:table-cell>
          <table:table-cell office:value-type="float" office:value="0.5" table:style-name="ce40">
            <text:p>0,5</text:p>
          </table:table-cell>
          <table:table-cell office:value-type="string" table:style-name="ce1">
            <text:p>Mise en place du projet(Git, maven 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09T00:00:00" table:style-name="ce44">
            <text:p>09/05/2022</text:p>
          </table:table-cell>
          <table:table-cell office:value-type="string" table:style-name="ce1">
            <text:p>YD</text:p>
          </table:table-cell>
          <table:table-cell office:value-type="string" table:style-name="ce45">
            <text:p>MGT.MET</text:p>
          </table:table-cell>
          <table:table-cell office:value-type="float" office:value="0.5" table:style-name="ce40">
            <text:p>0,5</text:p>
          </table:table-cell>
          <table:table-cell office:value-type="string" table:style-name="ce1">
            <text:p>Mise en place du projet(Git, maven 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10T00:00:00" table:style-name="ce44">
            <text:p>10/05/2022</text:p>
          </table:table-cell>
          <table:table-cell office:value-type="string" table:style-name="ce1">
            <text:p>NK</text:p>
          </table:table-cell>
          <table:table-cell office:value-type="string" table:style-name="ce1">
            <text:p>MGT</text:p>
          </table:table-cell>
          <table:table-cell office:value-type="float" office:value="0.5" table:style-name="ce40">
            <text:p>0,5</text:p>
          </table:table-cell>
          <table:table-cell office:value-type="string" table:style-name="ce1">
            <text:p>réunion sur l'organisation du travail et découpage des tâch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10T00:00:00" table:style-name="ce44">
            <text:p>10/05/2022</text:p>
          </table:table-cell>
          <table:table-cell office:value-type="string" table:style-name="ce1">
            <text:p>FS</text:p>
          </table:table-cell>
          <table:table-cell office:value-type="string" table:style-name="ce1">
            <text:p>MGT</text:p>
          </table:table-cell>
          <table:table-cell office:value-type="float" office:value="0.5" table:style-name="ce40">
            <text:p>0,5</text:p>
          </table:table-cell>
          <table:table-cell office:value-type="string" table:style-name="ce1">
            <text:p>réunion sur l'organisation du travail et découpage des tâch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10T00:00:00" table:style-name="ce44">
            <text:p>10/05/2022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MGT</text:p>
          </table:table-cell>
          <table:table-cell office:value-type="float" office:value="0.5" table:style-name="ce40">
            <text:p>0,5</text:p>
          </table:table-cell>
          <table:table-cell office:value-type="string" table:style-name="ce1">
            <text:p>réunion sur l'organisation du travail et découpage des tâch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10T00:00:00" table:style-name="ce44">
            <text:p>10/05/2022</text:p>
          </table:table-cell>
          <table:table-cell office:value-type="string" table:style-name="ce1">
            <text:p>OM</text:p>
          </table:table-cell>
          <table:table-cell office:value-type="string" table:style-name="ce1">
            <text:p>MGT</text:p>
          </table:table-cell>
          <table:table-cell office:value-type="float" office:value="0.5" table:style-name="ce40">
            <text:p>0,5</text:p>
          </table:table-cell>
          <table:table-cell office:value-type="string" table:style-name="ce1">
            <text:p>réunion sur l'organisation du travail et découpage des tâch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10T00:00:00" table:style-name="ce44">
            <text:p>10/05/2022</text:p>
          </table:table-cell>
          <table:table-cell office:value-type="string" table:style-name="ce1">
            <text:p>KK</text:p>
          </table:table-cell>
          <table:table-cell office:value-type="string" table:style-name="ce1">
            <text:p>MGT</text:p>
          </table:table-cell>
          <table:table-cell office:value-type="float" office:value="0.5" table:style-name="ce40">
            <text:p>0,5</text:p>
          </table:table-cell>
          <table:table-cell office:value-type="string" table:style-name="ce1">
            <text:p>réunion sur l'organisation du travail et découpage des tâch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10T00:00:00" table:style-name="ce44">
            <text:p>10/05/2022</text:p>
          </table:table-cell>
          <table:table-cell office:value-type="string" table:style-name="ce1">
            <text:p>YD</text:p>
          </table:table-cell>
          <table:table-cell office:value-type="string" table:style-name="ce1">
            <text:p>MGT</text:p>
          </table:table-cell>
          <table:table-cell office:value-type="float" office:value="0.5" table:style-name="ce40">
            <text:p>0,5</text:p>
          </table:table-cell>
          <table:table-cell office:value-type="string" table:style-name="ce1">
            <text:p>réunion sur l'organisation du travail et découpage des tâch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10T00:00:00" table:style-name="ce44">
            <text:p>10/05/2022</text:p>
          </table:table-cell>
          <table:table-cell office:value-type="string" table:style-name="ce1">
            <text:p>FS</text:p>
          </table:table-cell>
          <table:table-cell office:value-type="string" table:style-name="ce40">
            <text:p>DEV</text:p>
          </table:table-cell>
          <table:table-cell office:value-type="float" office:value="1" table:style-name="ce40">
            <text:p>1</text:p>
          </table:table-cell>
          <table:table-cell office:value-type="string" table:style-name="ce1">
            <text:p>Travi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10T00:00:00" table:style-name="ce44">
            <text:p>10/05/2022</text:p>
          </table:table-cell>
          <table:table-cell office:value-type="string" table:style-name="ce1">
            <text:p>NK</text:p>
          </table:table-cell>
          <table:table-cell office:value-type="string" table:style-name="ce40">
            <text:p>DEV</text:p>
          </table:table-cell>
          <table:table-cell office:value-type="float" office:value="0.5" table:style-name="ce40">
            <text:p>0,5</text:p>
          </table:table-cell>
          <table:table-cell office:value-type="string" table:style-name="ce1">
            <text:p>Mise en place travis</text:p>
          </table:table-cell>
          <table:table-cell table:number-columns-repeated="16377"/>
        </table:table-row>
        <table:table-row table:style-name="ro7">
          <table:table-cell/>
          <table:table-cell office:value-type="string" table:style-name="ce1">
            <text:p>2eme livraison</text:p>
          </table:table-cell>
          <table:table-cell office:value-type="date" office:date-value="2022-05-16T00:00:00" table:style-name="ce44">
            <text:p>16/05/2022</text:p>
          </table:table-cell>
          <table:table-cell office:value-type="string" table:style-name="ce1">
            <text:p>NK</text:p>
          </table:table-cell>
          <table:table-cell office:value-type="string" table:style-name="ce40">
            <text:p>LRN.ING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3e cours de « Outils pour Ing. Logicielle »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16T00:00:00" table:style-name="ce44">
            <text:p>16/05/2022</text:p>
          </table:table-cell>
          <table:table-cell office:value-type="string" table:style-name="ce1">
            <text:p>FS</text:p>
          </table:table-cell>
          <table:table-cell office:value-type="string" table:style-name="ce40">
            <text:p>LRN.ING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3e cours de « Outils pour Ing. Logicielle »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16T00:00:00" table:style-name="ce44">
            <text:p>16/05/2022</text:p>
          </table:table-cell>
          <table:table-cell office:value-type="string" table:style-name="ce1">
            <text:p>SF</text:p>
          </table:table-cell>
          <table:table-cell office:value-type="string" table:style-name="ce40">
            <text:p>LRN.ING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3e cours de « Outils pour Ing. Logicielle »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16T00:00:00" table:style-name="ce44">
            <text:p>16/05/2022</text:p>
          </table:table-cell>
          <table:table-cell office:value-type="string" table:style-name="ce1">
            <text:p>OM</text:p>
          </table:table-cell>
          <table:table-cell office:value-type="string" table:style-name="ce40">
            <text:p>LRN.ING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3e cours de « Outils pour Ing. Logicielle »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16T00:00:00" table:style-name="ce44">
            <text:p>16/05/2022</text:p>
          </table:table-cell>
          <table:table-cell office:value-type="string" table:style-name="ce1">
            <text:p>KK</text:p>
          </table:table-cell>
          <table:table-cell office:value-type="string" table:style-name="ce40">
            <text:p>LRN.ING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3e cours de « Outils pour Ing. Logicielle »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16T00:00:00" table:style-name="ce44">
            <text:p>16/05/2022</text:p>
          </table:table-cell>
          <table:table-cell office:value-type="string" table:style-name="ce1">
            <text:p>YD</text:p>
          </table:table-cell>
          <table:table-cell office:value-type="string" table:style-name="ce40">
            <text:p>LRN.ING.CRS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3e cours de « Outils pour Ing. Logicielle »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17T00:00:00" table:style-name="ce44">
            <text:p>17/05/2022</text:p>
          </table:table-cell>
          <table:table-cell office:value-type="string" table:style-name="ce1">
            <text:p>NK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2e td de « Outils pour Ing. Logicielle »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17T00:00:00" table:style-name="ce44">
            <text:p>17/05/2022</text:p>
          </table:table-cell>
          <table:table-cell office:value-type="string" table:style-name="ce1">
            <text:p>FS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2e td de « Outils pour Ing. Logicielle »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17T00:00:00" table:style-name="ce44">
            <text:p>17/05/2022</text:p>
          </table:table-cell>
          <table:table-cell office:value-type="string" table:style-name="ce1">
            <text:p>SF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2e td de « Outils pour Ing. Logicielle »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17T00:00:00" table:style-name="ce44">
            <text:p>17/05/2022</text:p>
          </table:table-cell>
          <table:table-cell office:value-type="string" table:style-name="ce1">
            <text:p>OM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2e td de « Outils pour Ing. Logicielle »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17T00:00:00" table:style-name="ce44">
            <text:p>17/05/2022</text:p>
          </table:table-cell>
          <table:table-cell office:value-type="string" table:style-name="ce1">
            <text:p>KK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2e td de « Outils pour Ing. Logicielle »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17T00:00:00" table:style-name="ce44">
            <text:p>17/05/2022</text:p>
          </table:table-cell>
          <table:table-cell office:value-type="string" table:style-name="ce1">
            <text:p>YD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2e td de « Outils pour Ing. Logicielle »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20T00:00:00" table:style-name="ce47">
            <text:p>20/05/2022</text:p>
          </table:table-cell>
          <table:table-cell office:value-type="string" table:style-name="ce1">
            <text:p>NK</text:p>
          </table:table-cell>
          <table:table-cell office:value-type="string" table:style-name="ce1">
            <text:p>MGT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réunion sur le développement comment procédé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20T00:00:00" table:style-name="ce47">
            <text:p>20/05/2022</text:p>
          </table:table-cell>
          <table:table-cell office:value-type="string" table:style-name="ce1">
            <text:p>FS</text:p>
          </table:table-cell>
          <table:table-cell office:value-type="string" table:style-name="ce1">
            <text:p>MGT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réunion sur le développement comment procédé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20T00:00:00" table:style-name="ce47">
            <text:p>20/05/2022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MGT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réunion sur le développement comment procédé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20T00:00:00" table:style-name="ce47">
            <text:p>20/05/2022</text:p>
          </table:table-cell>
          <table:table-cell office:value-type="string" table:style-name="ce1">
            <text:p>OM</text:p>
          </table:table-cell>
          <table:table-cell office:value-type="string" table:style-name="ce1">
            <text:p>MGT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réunion sur le développement comment procédé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20T00:00:00" table:style-name="ce47">
            <text:p>20/05/2022</text:p>
          </table:table-cell>
          <table:table-cell office:value-type="string" table:style-name="ce1">
            <text:p>KK</text:p>
          </table:table-cell>
          <table:table-cell office:value-type="string" table:style-name="ce1">
            <text:p>MGT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réunion sur le développement comment procédé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20T00:00:00" table:style-name="ce47">
            <text:p>20/05/2022</text:p>
          </table:table-cell>
          <table:table-cell office:value-type="string" table:style-name="ce1">
            <text:p>YD</text:p>
          </table:table-cell>
          <table:table-cell office:value-type="string" table:style-name="ce1">
            <text:p>MGT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réunion sur le développement comment procédé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22T00:00:00" table:style-name="ce47">
            <text:p>22/05/2022</text:p>
          </table:table-cell>
          <table:table-cell office:value-type="string" table:style-name="ce1">
            <text:p>KK</text:p>
          </table:table-cell>
          <table:table-cell office:value-type="string" table:style-name="ce40">
            <text:p>DEV</text:p>
          </table:table-cell>
          <table:table-cell office:value-type="float" office:value="0.2" table:style-name="ce40">
            <text:p>0,2</text:p>
          </table:table-cell>
          <table:table-cell office:value-type="string" table:style-name="ce46">
            <text:p>Restructuration du code et création des classes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22T00:00:00" table:style-name="ce47">
            <text:p>22/05/2022</text:p>
          </table:table-cell>
          <table:table-cell office:value-type="string" table:style-name="ce1">
            <text:p>FS</text:p>
          </table:table-cell>
          <table:table-cell office:value-type="string" table:style-name="ce40">
            <text:p>DEV</text:p>
          </table:table-cell>
          <table:table-cell office:value-type="float" office:value="0.1" table:style-name="ce40">
            <text:p>0,1</text:p>
          </table:table-cell>
          <table:table-cell office:value-type="string" table:style-name="ce46">
            <text:p>Restructuration du code et création des classes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22T00:00:00" table:style-name="ce47">
            <text:p>22/05/2022</text:p>
          </table:table-cell>
          <table:table-cell office:value-type="string" table:style-name="ce1">
            <text:p>SF</text:p>
          </table:table-cell>
          <table:table-cell office:value-type="string" table:style-name="ce40">
            <text:p>DEV</text:p>
          </table:table-cell>
          <table:table-cell office:value-type="float" office:value="0.1" table:style-name="ce40">
            <text:p>0,1</text:p>
          </table:table-cell>
          <table:table-cell office:value-type="string" table:style-name="ce46">
            <text:p>Restructuration du code et création des classes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24T00:00:00" table:style-name="ce47">
            <text:p>24/05/2022</text:p>
          </table:table-cell>
          <table:table-cell office:value-type="string" table:style-name="ce1">
            <text:p>SF</text:p>
          </table:table-cell>
          <table:table-cell office:value-type="string" table:style-name="ce40">
            <text:p>DEV</text:p>
          </table:table-cell>
          <table:table-cell office:value-type="float" office:value="0.2" table:style-name="ce40">
            <text:p>0,2</text:p>
          </table:table-cell>
          <table:table-cell office:value-type="string" table:style-name="ce46">
            <text:p>Création du docker compose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24T00:00:00" table:style-name="ce47">
            <text:p>24/05/2022</text:p>
          </table:table-cell>
          <table:table-cell office:value-type="string" table:style-name="ce1">
            <text:p>YD</text:p>
          </table:table-cell>
          <table:table-cell office:value-type="string" table:style-name="ce40">
            <text:p>DEV</text:p>
          </table:table-cell>
          <table:table-cell office:value-type="float" office:value="0.1" table:style-name="ce40">
            <text:p>0,1</text:p>
          </table:table-cell>
          <table:table-cell office:value-type="string" table:style-name="ce46">
            <text:p>intégraton du docker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24T00:00:00" table:style-name="ce47">
            <text:p>24/05/2022</text:p>
          </table:table-cell>
          <table:table-cell office:value-type="string" table:style-name="ce1">
            <text:p>FS</text:p>
          </table:table-cell>
          <table:table-cell office:value-type="string" table:style-name="ce40">
            <text:p>DEV</text:p>
          </table:table-cell>
          <table:table-cell office:value-type="float" office:value="0.1" table:style-name="ce40">
            <text:p>0,1</text:p>
          </table:table-cell>
          <table:table-cell office:value-type="string" table:style-name="ce46">
            <text:p>intégraton du docker</text:p>
          </table:table-cell>
          <table:table-cell table:number-columns-repeated="16377"/>
        </table:table-row>
        <table:table-row table:style-name="ro7">
          <table:table-cell/>
          <table:table-cell table:style-name="ce1"/>
          <table:table-cell office:value-type="date" office:date-value="2022-05-24T00:00:00" table:style-name="ce47">
            <text:p>24/05/2022</text:p>
          </table:table-cell>
          <table:table-cell office:value-type="string" table:style-name="ce1">
            <text:p>NK</text:p>
          </table:table-cell>
          <table:table-cell office:value-type="string" table:style-name="ce40">
            <text:p>DEV</text:p>
          </table:table-cell>
          <table:table-cell office:value-type="float" office:value="0.1" table:style-name="ce40">
            <text:p>0,1</text:p>
          </table:table-cell>
          <table:table-cell office:value-type="string" table:style-name="ce46">
            <text:p>intégraton du docker</text:p>
          </table:table-cell>
          <table:table-cell table:number-columns-repeated="16377"/>
        </table:table-row>
        <table:table-row table:style-name="ro5">
          <table:table-cell/>
          <table:table-cell table:style-name="ce1"/>
          <table:table-cell office:value-type="date" office:date-value="2022-05-26T00:00:00" table:style-name="ce47">
            <text:p>26/05/2022</text:p>
          </table:table-cell>
          <table:table-cell office:value-type="string" table:style-name="ce1">
            <text:p>OM</text:p>
          </table:table-cell>
          <table:table-cell office:value-type="string" table:style-name="ce1">
            <text:p>DEV.SRV</text:p>
          </table:table-cell>
          <table:table-cell office:value-type="float" office:value="0.5" table:style-name="ce40">
            <text:p>0,5</text:p>
          </table:table-cell>
          <table:table-cell office:value-type="string" table:style-name="ce48">
            <text:p>Développement du serveur en Spring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date" office:date-value="2022-05-27T00:00:00" table:style-name="ce47">
            <text:p>27/05/2022</text:p>
          </table:table-cell>
          <table:table-cell office:value-type="string" table:style-name="ce1">
            <text:p>YD</text:p>
          </table:table-cell>
          <table:table-cell office:value-type="string" table:style-name="ce40">
            <text:p>DEV</text:p>
          </table:table-cell>
          <table:table-cell office:value-type="float" office:value="0.1" table:style-name="ce40">
            <text:p>0,1</text:p>
          </table:table-cell>
          <table:table-cell office:value-type="string" table:style-name="ce1">
            <text:p>Correction travi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3eme Livraison<text:s/></text:p>
          </table:table-cell>
          <table:table-cell office:value-type="date" office:date-value="2022-05-31T00:00:00" table:style-name="ce47">
            <text:p>31/05/2022</text:p>
          </table:table-cell>
          <table:table-cell office:value-type="string" table:style-name="ce1">
            <text:p>NK</text:p>
          </table:table-cell>
          <table:table-cell office:value-type="string" table:style-name="ce2">
            <text:p>LRN.TRK.TD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First td on project tracking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date" office:date-value="2022-05-31T00:00:00" table:style-name="ce47">
            <text:p>31/05/2022</text:p>
          </table:table-cell>
          <table:table-cell office:value-type="string" table:style-name="ce1">
            <text:p>FS</text:p>
          </table:table-cell>
          <table:table-cell office:value-type="string" table:style-name="ce2">
            <text:p>LRN.TRK.TD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First td on project tracking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date" office:date-value="2022-05-31T00:00:00" table:style-name="ce47">
            <text:p>31/05/2022</text:p>
          </table:table-cell>
          <table:table-cell office:value-type="string" table:style-name="ce1">
            <text:p>SF</text:p>
          </table:table-cell>
          <table:table-cell office:value-type="string" table:style-name="ce2">
            <text:p>LRN.TRK.TD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First td on project tracking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date" office:date-value="2022-05-31T00:00:00" table:style-name="ce47">
            <text:p>31/05/2022</text:p>
          </table:table-cell>
          <table:table-cell office:value-type="string" table:style-name="ce1">
            <text:p>OM</text:p>
          </table:table-cell>
          <table:table-cell office:value-type="string" table:style-name="ce2">
            <text:p>LRN.TRK.TD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First td on project tracking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date" office:date-value="2022-05-31T00:00:00" table:style-name="ce47">
            <text:p>31/05/2022</text:p>
          </table:table-cell>
          <table:table-cell office:value-type="string" table:style-name="ce1">
            <text:p>KK</text:p>
          </table:table-cell>
          <table:table-cell office:value-type="string" table:style-name="ce2">
            <text:p>LRN.TRK.TD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First td on project tracking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5-31T00:00:00" table:style-name="ce47">
            <text:p>31/05/2022</text:p>
          </table:table-cell>
          <table:table-cell office:value-type="string" table:style-name="ce1">
            <text:p>YD</text:p>
          </table:table-cell>
          <table:table-cell office:value-type="string" table:style-name="ce2">
            <text:p>LRN.TRK.TD</text:p>
          </table:table-cell>
          <table:table-cell office:value-type="float" office:value="0.2" table:style-name="ce43">
            <text:p>0,2</text:p>
          </table:table-cell>
          <table:table-cell office:value-type="string" table:style-name="ce1">
            <text:p>First td on project tracking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5-31T00:00:00" table:style-name="ce47">
            <text:p>31/05/2022</text:p>
          </table:table-cell>
          <table:table-cell office:value-type="string" table:style-name="ce1">
            <text:p>NK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3e td de « Outils pour Ing. Logicielle »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5-31T00:00:00" table:style-name="ce47">
            <text:p>31/05/2022</text:p>
          </table:table-cell>
          <table:table-cell office:value-type="string" table:style-name="ce1">
            <text:p>FS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3e td de « Outils pour Ing. Logicielle »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5-31T00:00:00" table:style-name="ce47">
            <text:p>31/05/2022</text:p>
          </table:table-cell>
          <table:table-cell office:value-type="string" table:style-name="ce1">
            <text:p>SF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3e td de « Outils pour Ing. Logicielle »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5-31T00:00:00" table:style-name="ce47">
            <text:p>31/05/2022</text:p>
          </table:table-cell>
          <table:table-cell office:value-type="string" table:style-name="ce1">
            <text:p>OM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3e td de « Outils pour Ing. Logicielle »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5-31T00:00:00" table:style-name="ce47">
            <text:p>31/05/2022</text:p>
          </table:table-cell>
          <table:table-cell office:value-type="string" table:style-name="ce1">
            <text:p>KK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3e td de « Outils pour Ing. Logicielle »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5-31T00:00:00" table:style-name="ce47">
            <text:p>31/05/2022</text:p>
          </table:table-cell>
          <table:table-cell office:value-type="string" table:style-name="ce1">
            <text:p>YD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3e td de « Outils pour Ing. Logicielle »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6-01T00:00:00" table:style-name="ce47">
            <text:p>01/06/2022</text:p>
          </table:table-cell>
          <table:table-cell office:value-type="string" table:style-name="ce1">
            <text:p>OM</text:p>
          </table:table-cell>
          <table:table-cell office:value-type="string" table:style-name="ce1">
            <text:p>DEV.SRV</text:p>
          </table:table-cell>
          <table:table-cell office:value-type="float" office:value="0.1" table:style-name="ce43">
            <text:p>0,1</text:p>
          </table:table-cell>
          <table:table-cell office:value-type="string" table:style-name="ce1">
            <text:p>Debuggage du projet pour la communication avec le serveur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6-01T00:00:00" table:style-name="ce47">
            <text:p>01/06/2022</text:p>
          </table:table-cell>
          <table:table-cell office:value-type="string" table:style-name="ce1">
            <text:p>SF</text:p>
          </table:table-cell>
          <table:table-cell office:value-type="string" table:style-name="ce40">
            <text:p>DEV</text:p>
          </table:table-cell>
          <table:table-cell office:value-type="float" office:value="0.05" table:style-name="ce43">
            <text:p>0,05</text:p>
          </table:table-cell>
          <table:table-cell office:value-type="string" table:style-name="ce46">
            <text:p>Création du get-res-service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6-02T00:00:00" table:style-name="ce47">
            <text:p>02/06/2022</text:p>
          </table:table-cell>
          <table:table-cell office:value-type="string" table:style-name="ce1">
            <text:p>FS</text:p>
          </table:table-cell>
          <table:table-cell office:value-type="string" table:style-name="ce40">
            <text:p>MGT.TRK</text:p>
          </table:table-cell>
          <table:table-cell office:value-type="float" office:value="0.05" table:style-name="ce43">
            <text:p>0,05</text:p>
          </table:table-cell>
          <table:table-cell office:value-type="string" table:style-name="ce46">
            <text:p>Tracking du projet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6-03T00:00:00" table:style-name="ce47">
            <text:p>03/06/2022</text:p>
          </table:table-cell>
          <table:table-cell office:value-type="string" table:style-name="ce1">
            <text:p>FS</text:p>
          </table:table-cell>
          <table:table-cell office:value-type="string" table:style-name="ce40">
            <text:p>MGT.TRK</text:p>
          </table:table-cell>
          <table:table-cell office:value-type="float" office:value="0.05" table:style-name="ce43">
            <text:p>0,05</text:p>
          </table:table-cell>
          <table:table-cell office:value-type="string" table:style-name="ce46">
            <text:p>Tracking du projet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6-07T00:00:00" table:style-name="ce47">
            <text:p>07/06/2022</text:p>
          </table:table-cell>
          <table:table-cell office:value-type="string" table:style-name="ce1">
            <text:p>NK</text:p>
          </table:table-cell>
          <table:table-cell office:value-type="string" table:style-name="ce2">
            <text:p>LRN.TRK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second td on project tracking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6-07T00:00:00" table:style-name="ce47">
            <text:p>07/06/2022</text:p>
          </table:table-cell>
          <table:table-cell office:value-type="string" table:style-name="ce1">
            <text:p>FS</text:p>
          </table:table-cell>
          <table:table-cell office:value-type="string" table:style-name="ce2">
            <text:p>LRN.TRK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second td on project tracking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6-07T00:00:00" table:style-name="ce47">
            <text:p>07/06/2022</text:p>
          </table:table-cell>
          <table:table-cell office:value-type="string" table:style-name="ce1">
            <text:p>SF</text:p>
          </table:table-cell>
          <table:table-cell office:value-type="string" table:style-name="ce2">
            <text:p>LRN.TRK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second td on project tracking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6-07T00:00:00" table:style-name="ce47">
            <text:p>07/06/2022</text:p>
          </table:table-cell>
          <table:table-cell office:value-type="string" table:style-name="ce1">
            <text:p>OM</text:p>
          </table:table-cell>
          <table:table-cell office:value-type="string" table:style-name="ce2">
            <text:p>LRN.TRK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second td on project tracking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6-07T00:00:00" table:style-name="ce47">
            <text:p>07/06/2022</text:p>
          </table:table-cell>
          <table:table-cell office:value-type="string" table:style-name="ce1">
            <text:p>KK</text:p>
          </table:table-cell>
          <table:table-cell office:value-type="string" table:style-name="ce2">
            <text:p>LRN.TRK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second td on project tracking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6-07T00:00:00" table:style-name="ce47">
            <text:p>07/06/2022</text:p>
          </table:table-cell>
          <table:table-cell office:value-type="string" table:style-name="ce1">
            <text:p>YD</text:p>
          </table:table-cell>
          <table:table-cell office:value-type="string" table:style-name="ce2">
            <text:p>LRN.TRK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second td on project tracking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6-07T00:00:00" table:style-name="ce47">
            <text:p>07/06/2022</text:p>
          </table:table-cell>
          <table:table-cell office:value-type="string" table:style-name="ce1">
            <text:p>NK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4e td de « Outils pour Ing. Logicielle »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6-07T00:00:00" table:style-name="ce47">
            <text:p>07/06/2022</text:p>
          </table:table-cell>
          <table:table-cell office:value-type="string" table:style-name="ce1">
            <text:p>FS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4e td de « Outils pour Ing. Logicielle »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6-07T00:00:00" table:style-name="ce47">
            <text:p>07/06/2022</text:p>
          </table:table-cell>
          <table:table-cell office:value-type="string" table:style-name="ce1">
            <text:p>SF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4e td de « Outils pour Ing. Logicielle »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6-07T00:00:00" table:style-name="ce47">
            <text:p>07/06/2022</text:p>
          </table:table-cell>
          <table:table-cell office:value-type="string" table:style-name="ce1">
            <text:p>OM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4e td de « Outils pour Ing. Logicielle »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6-07T00:00:00" table:style-name="ce47">
            <text:p>07/06/2022</text:p>
          </table:table-cell>
          <table:table-cell office:value-type="string" table:style-name="ce1">
            <text:p>KK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4e td de « Outils pour Ing. Logicielle »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6-07T00:00:00" table:style-name="ce47">
            <text:p>07/06/2022</text:p>
          </table:table-cell>
          <table:table-cell office:value-type="string" table:style-name="ce1">
            <text:p>YD</text:p>
          </table:table-cell>
          <table:table-cell office:value-type="string" table:style-name="ce2">
            <text:p>LRN.ING.TD</text:p>
          </table:table-cell>
          <table:table-cell office:value-type="float" office:value="0.2" table:style-name="ce43">
            <text:p>0,2</text:p>
          </table:table-cell>
          <table:table-cell office:value-type="string" table:style-name="ce46">
            <text:p>4e td de « Outils pour Ing. Logicielle »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6-08T00:00:00" table:style-name="ce47">
            <text:p>08/06/2022</text:p>
          </table:table-cell>
          <table:table-cell office:value-type="string" table:style-name="ce1">
            <text:p>YD</text:p>
          </table:table-cell>
          <table:table-cell office:value-type="string" table:style-name="ce1">
            <text:p>DEV.Anagrammeur</text:p>
          </table:table-cell>
          <table:table-cell office:value-type="float" office:value="1" table:style-name="ce43">
            <text:p>1</text:p>
          </table:table-cell>
          <table:table-cell office:value-type="string" table:style-name="ce1">
            <text:p>Development anagrammeur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6-08T00:00:00" table:style-name="ce47">
            <text:p>08/06/2022</text:p>
          </table:table-cell>
          <table:table-cell office:value-type="string" table:style-name="ce1">
            <text:p>SF,YD</text:p>
          </table:table-cell>
          <table:table-cell office:value-type="string" table:style-name="ce1">
            <text:p>DEV.Appariement</text:p>
          </table:table-cell>
          <table:table-cell office:value-type="float" office:value="1" table:style-name="ce43">
            <text:p>1</text:p>
          </table:table-cell>
          <table:table-cell office:value-type="string" table:style-name="ce1">
            <text:p>Development appariement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6-08T00:00:00" table:style-name="ce47">
            <text:p>08/06/2022</text:p>
          </table:table-cell>
          <table:table-cell office:value-type="string" table:style-name="ce1">
            <text:p>OM</text:p>
          </table:table-cell>
          <table:table-cell office:value-type="string" table:style-name="ce1">
            <text:p>DEV.Web</text:p>
          </table:table-cell>
          <table:table-cell office:value-type="float" office:value="0.5" table:style-name="ce43">
            <text:p>0,5</text:p>
          </table:table-cell>
          <table:table-cell office:value-type="string" table:style-name="ce46">
            <text:p>development web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6-08T00:00:00" table:style-name="ce47">
            <text:p>08/06/2022</text:p>
          </table:table-cell>
          <table:table-cell office:value-type="string" table:style-name="ce1">
            <text:p>KK,NK</text:p>
          </table:table-cell>
          <table:table-cell office:value-type="string" table:style-name="ce1">
            <text:p>DEV.MAVEN</text:p>
          </table:table-cell>
          <table:table-cell office:value-type="float" office:value="0.2" table:style-name="ce43">
            <text:p>0,2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date" office:date-value="2022-06-09T00:00:00" table:style-name="ce47">
            <text:p>09/06/2022</text:p>
          </table:table-cell>
          <table:table-cell office:value-type="string" table:style-name="ce1">
            <text:p>YD,OM</text:p>
          </table:table-cell>
          <table:table-cell office:value-type="string" table:style-name="ce1">
            <text:p>DEV.Web</text:p>
          </table:table-cell>
          <table:table-cell office:value-type="float" office:value="1" table:style-name="ce43">
            <text:p>1</text:p>
          </table:table-cell>
          <table:table-cell office:value-type="string" table:style-name="ce1">
            <text:p>Development classes commun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6-09T00:00:00" table:style-name="ce47">
            <text:p>09/06/2022</text:p>
          </table:table-cell>
          <table:table-cell office:value-type="string" table:style-name="ce1">
            <text:p>FS,SF</text:p>
          </table:table-cell>
          <table:table-cell office:value-type="string" table:style-name="ce40">
            <text:p>DEV</text:p>
          </table:table-cell>
          <table:table-cell office:value-type="float" office:value="1" table:style-name="ce43">
            <text:p>1</text:p>
          </table:table-cell>
          <table:table-cell office:value-type="string" table:style-name="ce1">
            <text:p>Development webservic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date" office:date-value="2022-06-10T00:00:00" table:style-name="ce47">
            <text:p>10/06/2022</text:p>
          </table:table-cell>
          <table:table-cell office:value-type="string" table:style-name="ce1">
            <text:p>YD</text:p>
          </table:table-cell>
          <table:table-cell office:value-type="string" table:style-name="ce1">
            <text:p>DEV.Joueur</text:p>
          </table:table-cell>
          <table:table-cell office:value-type="float" office:value="0.6" table:style-name="ce43">
            <text:p>0,6</text:p>
          </table:table-cell>
          <table:table-cell office:value-type="string" table:style-name="ce1">
            <text:p>Instancier module joueur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date" office:date-value="2022-06-10T00:00:00" table:style-name="ce47">
            <text:p>10/06/2022</text:p>
          </table:table-cell>
          <table:table-cell office:value-type="string" table:style-name="ce1">
            <text:p>FS</text:p>
          </table:table-cell>
          <table:table-cell office:value-type="string" table:style-name="ce40">
            <text:p>MGT.TRK</text:p>
          </table:table-cell>
          <table:table-cell office:value-type="float" office:value="0.1" table:style-name="ce43">
            <text:p>0,1</text:p>
          </table:table-cell>
          <table:table-cell office:value-type="string" table:style-name="ce46">
            <text:p>Tracking du projet</text:p>
          </table:table-cell>
          <table:table-cell table:number-columns-repeated="16377"/>
        </table:table-row>
        <table:table-row table:number-rows-repeated="1048465" table:style-name="ro8">
          <table:table-cell table:number-columns-repeated="16384"/>
        </table:table-row>
      </table:table>
      <table:table table:name="1er_livraison" table:style-name="ta3">
        <table:table-column table:style-name="co9" table:default-cell-style-name="ce1"/>
        <table:table-column table:style-name="co10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6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5">
          <table:table-cell office:value-type="string" table:style-name="ce23">
            <text:p>Somme de Workload</text:p>
          </table:table-cell>
          <table:table-cell office:value-type="string" table:style-name="ce23">
            <text:p>Étiquettes de colonnes</text:p>
          </table:table-cell>
          <table:table-cell table:number-columns-repeated="5" table:style-name="ce24"/>
          <table:table-cell table:style-name="ce25"/>
          <table:table-cell table:number-columns-repeated="16376"/>
        </table:table-row>
        <table:table-row table:style-name="ro5">
          <table:table-cell office:value-type="string" table:style-name="ce23">
            <text:p>Étiquettes de lignes</text:p>
          </table:table-cell>
          <table:table-cell office:value-type="string" table:style-name="ce23">
            <text:p>FS</text:p>
          </table:table-cell>
          <table:table-cell office:value-type="string" table:style-name="ce26">
            <text:p>KK</text:p>
          </table:table-cell>
          <table:table-cell office:value-type="string" table:style-name="ce26">
            <text:p>NK</text:p>
          </table:table-cell>
          <table:table-cell office:value-type="string" table:style-name="ce26">
            <text:p>OM</text:p>
          </table:table-cell>
          <table:table-cell office:value-type="string" table:style-name="ce26">
            <text:p>SF</text:p>
          </table:table-cell>
          <table:table-cell office:value-type="string" table:style-name="ce26">
            <text:p>YD</text:p>
          </table:table-cell>
          <table:table-cell office:value-type="string" table:style-name="ce27">
            <text:p>Total général</text:p>
          </table:table-cell>
          <table:table-cell table:number-columns-repeated="16376"/>
        </table:table-row>
        <table:table-row table:style-name="ro1">
          <table:table-cell office:value-type="string" table:style-name="ce28">
            <text:p>DEV</text:p>
          </table:table-cell>
          <table:table-cell table:style-name="ce29"/>
          <table:table-cell table:style-name="ce30"/>
          <table:table-cell office:value-type="float" office:value="0.5" table:style-name="ce30">
            <text:p>0,5</text:p>
          </table:table-cell>
          <table:table-cell table:number-columns-repeated="3" table:style-name="ce30"/>
          <table:table-cell office:value-type="float" office:value="0.5" table:style-name="ce31">
            <text:p>0,5</text:p>
          </table:table-cell>
          <table:table-cell table:number-columns-repeated="16376"/>
        </table:table-row>
        <table:table-row table:style-name="ro1">
          <table:table-cell office:value-type="string" table:style-name="ce32">
            <text:p>LRN.ING.CRS</text:p>
          </table:table-cell>
          <table:table-cell office:value-type="float" office:value="0.16" table:style-name="ce33">
            <text:p>0,16</text:p>
          </table:table-cell>
          <table:table-cell office:value-type="float" office:value="0.16" table:style-name="ce34">
            <text:p>0,16</text:p>
          </table:table-cell>
          <table:table-cell office:value-type="float" office:value="0.16" table:style-name="ce34">
            <text:p>0,16</text:p>
          </table:table-cell>
          <table:table-cell office:value-type="float" office:value="0.16" table:style-name="ce34">
            <text:p>0,16</text:p>
          </table:table-cell>
          <table:table-cell office:value-type="float" office:value="0.16" table:style-name="ce34">
            <text:p>0,16</text:p>
          </table:table-cell>
          <table:table-cell office:value-type="float" office:value="0.16" table:style-name="ce34">
            <text:p>0,16</text:p>
          </table:table-cell>
          <table:table-cell office:value-type="float" office:value="0.96000000000000008" table:style-name="ce35">
            <text:p>0,96</text:p>
          </table:table-cell>
          <table:table-cell table:number-columns-repeated="16376"/>
        </table:table-row>
        <table:table-row table:style-name="ro1">
          <table:table-cell office:value-type="string" table:style-name="ce32">
            <text:p>LRN.ING.TD</text:p>
          </table:table-cell>
          <table:table-cell office:value-type="float" office:value="0.32" table:style-name="ce33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1.9200000000000002" table:style-name="ce35">
            <text:p>1,92</text:p>
          </table:table-cell>
          <table:table-cell table:number-columns-repeated="16376"/>
        </table:table-row>
        <table:table-row table:style-name="ro1">
          <table:table-cell office:value-type="string" table:style-name="ce32">
            <text:p>LRN.TRK.CRS</text:p>
          </table:table-cell>
          <table:table-cell office:value-type="float" office:value="0.32" table:style-name="ce33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1.9200000000000002" table:style-name="ce35">
            <text:p>1,92</text:p>
          </table:table-cell>
          <table:table-cell table:number-columns-repeated="16376"/>
        </table:table-row>
        <table:table-row table:style-name="ro1">
          <table:table-cell office:value-type="string" table:style-name="ce32">
            <text:p>MGT</text:p>
          </table:table-cell>
          <table:table-cell office:value-type="float" office:value="0.5" table:style-name="ce33">
            <text:p>0,5</text:p>
          </table:table-cell>
          <table:table-cell office:value-type="float" office:value="0.5" table:style-name="ce34">
            <text:p>0,5</text:p>
          </table:table-cell>
          <table:table-cell office:value-type="float" office:value="0.5" table:style-name="ce34">
            <text:p>0,5</text:p>
          </table:table-cell>
          <table:table-cell office:value-type="float" office:value="0.5" table:style-name="ce34">
            <text:p>0,5</text:p>
          </table:table-cell>
          <table:table-cell office:value-type="float" office:value="0.5" table:style-name="ce34">
            <text:p>0,5</text:p>
          </table:table-cell>
          <table:table-cell office:value-type="float" office:value="0.5" table:style-name="ce34">
            <text:p>0,5</text:p>
          </table:table-cell>
          <table:table-cell office:value-type="float" office:value="3" table:style-name="ce35">
            <text:p>3</text:p>
          </table:table-cell>
          <table:table-cell table:number-columns-repeated="16376"/>
        </table:table-row>
        <table:table-row table:style-name="ro1">
          <table:table-cell office:value-type="string" table:style-name="ce32">
            <text:p>MGT.MET</text:p>
          </table:table-cell>
          <table:table-cell office:value-type="float" office:value="0.5" table:style-name="ce33">
            <text:p>0,5</text:p>
          </table:table-cell>
          <table:table-cell office:value-type="float" office:value="0.5" table:style-name="ce34">
            <text:p>0,5</text:p>
          </table:table-cell>
          <table:table-cell office:value-type="float" office:value="0.5" table:style-name="ce34">
            <text:p>0,5</text:p>
          </table:table-cell>
          <table:table-cell office:value-type="float" office:value="0.5" table:style-name="ce34">
            <text:p>0,5</text:p>
          </table:table-cell>
          <table:table-cell office:value-type="float" office:value="0.5" table:style-name="ce34">
            <text:p>0,5</text:p>
          </table:table-cell>
          <table:table-cell office:value-type="float" office:value="0.5" table:style-name="ce34">
            <text:p>0,5</text:p>
          </table:table-cell>
          <table:table-cell office:value-type="float" office:value="3" table:style-name="ce35">
            <text:p>3</text:p>
          </table:table-cell>
          <table:table-cell table:number-columns-repeated="16376"/>
        </table:table-row>
        <table:table-row table:style-name="ro5">
          <table:table-cell office:value-type="string" table:style-name="ce36">
            <text:p>Total général</text:p>
          </table:table-cell>
          <table:table-cell office:value-type="float" office:value="1.8" table:style-name="ce37">
            <text:p>1,8</text:p>
          </table:table-cell>
          <table:table-cell office:value-type="float" office:value="1.8" table:style-name="ce38">
            <text:p>1,8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1.8" table:style-name="ce38">
            <text:p>1,8</text:p>
          </table:table-cell>
          <table:table-cell office:value-type="float" office:value="1.8" table:style-name="ce38">
            <text:p>1,8</text:p>
          </table:table-cell>
          <table:table-cell office:value-type="float" office:value="1.8" table:style-name="ce38">
            <text:p>1,8</text:p>
          </table:table-cell>
          <table:table-cell office:value-type="float" office:value="11.3" table:style-name="ce39">
            <text:p>11,3</text:p>
          </table:table-cell>
          <table:table-cell table:number-columns-repeated="16376"/>
        </table:table-row>
        <table:table-row table:number-rows-repeated="1048565" table:style-name="ro1">
          <table:table-cell table:number-columns-repeated="16384"/>
        </table:table-row>
      </table:table>
      <table:table table:name="2eme_livraison" table:style-name="ta3">
        <table:table-column table:style-name="co9" table:default-cell-style-name="ce1"/>
        <table:table-column table:style-name="co10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6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5">
          <table:table-cell office:value-type="string" table:style-name="ce23">
            <text:p>Somme de Workload</text:p>
          </table:table-cell>
          <table:table-cell office:value-type="string" table:style-name="ce23">
            <text:p>Étiquettes de colonnes</text:p>
          </table:table-cell>
          <table:table-cell table:number-columns-repeated="5" table:style-name="ce24"/>
          <table:table-cell table:style-name="ce25"/>
          <table:table-cell table:number-columns-repeated="16376"/>
        </table:table-row>
        <table:table-row table:style-name="ro5">
          <table:table-cell office:value-type="string" table:style-name="ce23">
            <text:p>Étiquettes de lignes</text:p>
          </table:table-cell>
          <table:table-cell office:value-type="string" table:style-name="ce23">
            <text:p>FS</text:p>
          </table:table-cell>
          <table:table-cell office:value-type="string" table:style-name="ce26">
            <text:p>KK</text:p>
          </table:table-cell>
          <table:table-cell office:value-type="string" table:style-name="ce26">
            <text:p>NK</text:p>
          </table:table-cell>
          <table:table-cell office:value-type="string" table:style-name="ce26">
            <text:p>OM</text:p>
          </table:table-cell>
          <table:table-cell office:value-type="string" table:style-name="ce26">
            <text:p>SF</text:p>
          </table:table-cell>
          <table:table-cell office:value-type="string" table:style-name="ce26">
            <text:p>YD</text:p>
          </table:table-cell>
          <table:table-cell office:value-type="string" table:style-name="ce27">
            <text:p>Total général</text:p>
          </table:table-cell>
          <table:table-cell table:number-columns-repeated="16376"/>
        </table:table-row>
        <table:table-row table:style-name="ro1">
          <table:table-cell office:value-type="string" table:style-name="ce28">
            <text:p>DEV</text:p>
          </table:table-cell>
          <table:table-cell office:value-type="float" office:value="0.2" table:style-name="ce29">
            <text:p>0,2</text:p>
          </table:table-cell>
          <table:table-cell office:value-type="float" office:value="0.1" table:style-name="ce30">
            <text:p>0,1</text:p>
          </table:table-cell>
          <table:table-cell office:value-type="float" office:value="0.6" table:style-name="ce30">
            <text:p>0,6</text:p>
          </table:table-cell>
          <table:table-cell table:style-name="ce30"/>
          <table:table-cell office:value-type="float" office:value="0.2" table:style-name="ce30">
            <text:p>0,2</text:p>
          </table:table-cell>
          <table:table-cell office:value-type="float" office:value="0.2" table:style-name="ce30">
            <text:p>0,2</text:p>
          </table:table-cell>
          <table:table-cell office:value-type="float" office:value="1.3" table:style-name="ce31">
            <text:p>1,3</text:p>
          </table:table-cell>
          <table:table-cell table:number-columns-repeated="16376"/>
        </table:table-row>
        <table:table-row table:style-name="ro1">
          <table:table-cell office:value-type="string" table:style-name="ce32">
            <text:p>DEV.SRV</text:p>
          </table:table-cell>
          <table:table-cell table:style-name="ce33"/>
          <table:table-cell table:number-columns-repeated="2" table:style-name="ce34"/>
          <table:table-cell office:value-type="float" office:value="0.5" table:style-name="ce34">
            <text:p>0,5</text:p>
          </table:table-cell>
          <table:table-cell table:number-columns-repeated="2" table:style-name="ce34"/>
          <table:table-cell office:value-type="float" office:value="0.5" table:style-name="ce35">
            <text:p>0,5</text:p>
          </table:table-cell>
          <table:table-cell table:number-columns-repeated="16376"/>
        </table:table-row>
        <table:table-row table:style-name="ro1">
          <table:table-cell office:value-type="string" table:style-name="ce32">
            <text:p>LRN.ING.CRS</text:p>
          </table:table-cell>
          <table:table-cell office:value-type="float" office:value="0.32" table:style-name="ce33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1.9200000000000002" table:style-name="ce35">
            <text:p>1,92</text:p>
          </table:table-cell>
          <table:table-cell table:number-columns-repeated="16376"/>
        </table:table-row>
        <table:table-row table:style-name="ro1">
          <table:table-cell office:value-type="string" table:style-name="ce32">
            <text:p>LRN.ING.TD</text:p>
          </table:table-cell>
          <table:table-cell office:value-type="float" office:value="0.48" table:style-name="ce33">
            <text:p>0,48</text:p>
          </table:table-cell>
          <table:table-cell office:value-type="float" office:value="0.48" table:style-name="ce34">
            <text:p>0,48</text:p>
          </table:table-cell>
          <table:table-cell office:value-type="float" office:value="0.48" table:style-name="ce34">
            <text:p>0,48</text:p>
          </table:table-cell>
          <table:table-cell office:value-type="float" office:value="0.48" table:style-name="ce34">
            <text:p>0,48</text:p>
          </table:table-cell>
          <table:table-cell office:value-type="float" office:value="0.48" table:style-name="ce34">
            <text:p>0,48</text:p>
          </table:table-cell>
          <table:table-cell office:value-type="float" office:value="0.48" table:style-name="ce34">
            <text:p>0,48</text:p>
          </table:table-cell>
          <table:table-cell office:value-type="float" office:value="2.88" table:style-name="ce35">
            <text:p>2,88</text:p>
          </table:table-cell>
          <table:table-cell table:number-columns-repeated="16376"/>
        </table:table-row>
        <table:table-row table:style-name="ro1">
          <table:table-cell office:value-type="string" table:style-name="ce32">
            <text:p>LRN.TRK.CRS</text:p>
          </table:table-cell>
          <table:table-cell office:value-type="float" office:value="0.32" table:style-name="ce33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0.32" table:style-name="ce34">
            <text:p>0,32</text:p>
          </table:table-cell>
          <table:table-cell office:value-type="float" office:value="1.9200000000000002" table:style-name="ce35">
            <text:p>1,92</text:p>
          </table:table-cell>
          <table:table-cell table:number-columns-repeated="16376"/>
        </table:table-row>
        <table:table-row table:style-name="ro1">
          <table:table-cell office:value-type="string" table:style-name="ce32">
            <text:p>MGT</text:p>
          </table:table-cell>
          <table:table-cell office:value-type="float" office:value="0.66" table:style-name="ce33">
            <text:p>0,66</text:p>
          </table:table-cell>
          <table:table-cell office:value-type="float" office:value="0.66" table:style-name="ce34">
            <text:p>0,66</text:p>
          </table:table-cell>
          <table:table-cell office:value-type="float" office:value="0.66" table:style-name="ce34">
            <text:p>0,66</text:p>
          </table:table-cell>
          <table:table-cell office:value-type="float" office:value="0.66" table:style-name="ce34">
            <text:p>0,66</text:p>
          </table:table-cell>
          <table:table-cell office:value-type="float" office:value="0.66" table:style-name="ce34">
            <text:p>0,66</text:p>
          </table:table-cell>
          <table:table-cell office:value-type="float" office:value="0.66" table:style-name="ce34">
            <text:p>0,66</text:p>
          </table:table-cell>
          <table:table-cell office:value-type="float" office:value="3.9600000000000004" table:style-name="ce35">
            <text:p>3,96</text:p>
          </table:table-cell>
          <table:table-cell table:number-columns-repeated="16376"/>
        </table:table-row>
        <table:table-row table:style-name="ro1">
          <table:table-cell office:value-type="string" table:style-name="ce32">
            <text:p>MGT.MET</text:p>
          </table:table-cell>
          <table:table-cell office:value-type="float" office:value="0.5" table:style-name="ce33">
            <text:p>0,5</text:p>
          </table:table-cell>
          <table:table-cell office:value-type="float" office:value="0.5" table:style-name="ce34">
            <text:p>0,5</text:p>
          </table:table-cell>
          <table:table-cell office:value-type="float" office:value="0.5" table:style-name="ce34">
            <text:p>0,5</text:p>
          </table:table-cell>
          <table:table-cell office:value-type="float" office:value="0.5" table:style-name="ce34">
            <text:p>0,5</text:p>
          </table:table-cell>
          <table:table-cell office:value-type="float" office:value="0.5" table:style-name="ce34">
            <text:p>0,5</text:p>
          </table:table-cell>
          <table:table-cell office:value-type="float" office:value="0.5" table:style-name="ce34">
            <text:p>0,5</text:p>
          </table:table-cell>
          <table:table-cell office:value-type="float" office:value="3" table:style-name="ce35">
            <text:p>3</text:p>
          </table:table-cell>
          <table:table-cell table:number-columns-repeated="16376"/>
        </table:table-row>
        <table:table-row table:style-name="ro5">
          <table:table-cell office:value-type="string" table:style-name="ce36">
            <text:p>Total général</text:p>
          </table:table-cell>
          <table:table-cell office:value-type="float" office:value="2.48" table:style-name="ce37">
            <text:p>2,48</text:p>
          </table:table-cell>
          <table:table-cell office:value-type="float" office:value="2.38" table:style-name="ce38">
            <text:p>2,38</text:p>
          </table:table-cell>
          <table:table-cell office:value-type="float" office:value="2.88" table:style-name="ce38">
            <text:p>2,88</text:p>
          </table:table-cell>
          <table:table-cell office:value-type="float" office:value="2.7800000000000002" table:style-name="ce38">
            <text:p>2,78</text:p>
          </table:table-cell>
          <table:table-cell office:value-type="float" office:value="2.48" table:style-name="ce38">
            <text:p>2,48</text:p>
          </table:table-cell>
          <table:table-cell office:value-type="float" office:value="2.48" table:style-name="ce38">
            <text:p>2,48</text:p>
          </table:table-cell>
          <table:table-cell office:value-type="float" office:value="15.48" table:style-name="ce39">
            <text:p>15,48</text:p>
          </table:table-cell>
          <table:table-cell table:number-columns-repeated="16376"/>
        </table:table-row>
        <table:table-row table:number-rows-repeated="1048564" table:style-name="ro1">
          <table:table-cell table:number-columns-repeated="16384"/>
        </table:table-row>
      </table:table>
      <table:table table:name="3eme_livraison" table:style-name="ta3"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12" table:default-cell-style-name="ce1"/>
        <table:table-column table:style-name="co6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5">
          <table:table-cell office:value-type="string" table:style-name="ce23">
            <text:p>Somme de Workload</text:p>
          </table:table-cell>
          <table:table-cell office:value-type="string" table:style-name="ce23">
            <text:p>Étiquettes de colonnes</text:p>
          </table:table-cell>
          <table:table-cell table:number-columns-repeated="10" table:style-name="ce24"/>
          <table:table-cell table:style-name="ce25"/>
          <table:table-cell table:number-columns-repeated="16371"/>
        </table:table-row>
        <table:table-row table:style-name="ro5">
          <table:table-cell office:value-type="string" table:style-name="ce23">
            <text:p>Étiquettes de lignes</text:p>
          </table:table-cell>
          <table:table-cell office:value-type="string" table:style-name="ce23">
            <text:p>FS</text:p>
          </table:table-cell>
          <table:table-cell office:value-type="string" table:style-name="ce26">
            <text:p>FS,SF</text:p>
          </table:table-cell>
          <table:table-cell office:value-type="string" table:style-name="ce26">
            <text:p>KK</text:p>
          </table:table-cell>
          <table:table-cell office:value-type="string" table:style-name="ce26">
            <text:p>KK,NK</text:p>
          </table:table-cell>
          <table:table-cell office:value-type="string" table:style-name="ce26">
            <text:p>NK</text:p>
          </table:table-cell>
          <table:table-cell office:value-type="string" table:style-name="ce26">
            <text:p>OM</text:p>
          </table:table-cell>
          <table:table-cell office:value-type="string" table:style-name="ce26">
            <text:p>SF</text:p>
          </table:table-cell>
          <table:table-cell office:value-type="string" table:style-name="ce26">
            <text:p>SF,YD</text:p>
          </table:table-cell>
          <table:table-cell office:value-type="string" table:style-name="ce26">
            <text:p>YD</text:p>
          </table:table-cell>
          <table:table-cell office:value-type="string" table:style-name="ce26">
            <text:p>YD,OM</text:p>
          </table:table-cell>
          <table:table-cell office:value-type="string" table:style-name="ce26">
            <text:p>(vide)</text:p>
          </table:table-cell>
          <table:table-cell office:value-type="string" table:style-name="ce27">
            <text:p>Total général</text:p>
          </table:table-cell>
          <table:table-cell table:number-columns-repeated="16371"/>
        </table:table-row>
        <table:table-row table:style-name="ro1">
          <table:table-cell office:value-type="string" table:style-name="ce28">
            <text:p>DEV</text:p>
          </table:table-cell>
          <table:table-cell office:value-type="float" office:value="1.2000000000000002" table:style-name="ce29">
            <text:p>1,2</text:p>
          </table:table-cell>
          <table:table-cell office:value-type="float" office:value="1" table:style-name="ce30">
            <text:p>1</text:p>
          </table:table-cell>
          <table:table-cell office:value-type="float" office:value="0.2" table:style-name="ce30">
            <text:p>0,2</text:p>
          </table:table-cell>
          <table:table-cell table:style-name="ce30"/>
          <table:table-cell office:value-type="float" office:value="0.6" table:style-name="ce30">
            <text:p>0,6</text:p>
          </table:table-cell>
          <table:table-cell table:style-name="ce30"/>
          <table:table-cell office:value-type="float" office:value="0.35000000000000003" table:style-name="ce30">
            <text:p>0,35</text:p>
          </table:table-cell>
          <table:table-cell table:style-name="ce30"/>
          <table:table-cell office:value-type="float" office:value="0.2" table:style-name="ce30">
            <text:p>0,2</text:p>
          </table:table-cell>
          <table:table-cell table:number-columns-repeated="2" table:style-name="ce30"/>
          <table:table-cell office:value-type="float" office:value="3.5500000000000007" table:style-name="ce31">
            <text:p>3,55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DEV.Anagrammeur</text:p>
          </table:table-cell>
          <table:table-cell table:style-name="ce33"/>
          <table:table-cell table:number-columns-repeated="7" table:style-name="ce34"/>
          <table:table-cell office:value-type="float" office:value="1" table:style-name="ce34">
            <text:p>1</text:p>
          </table:table-cell>
          <table:table-cell table:number-columns-repeated="2" table:style-name="ce34"/>
          <table:table-cell office:value-type="float" office:value="1" table:style-name="ce35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DEV.Appariement</text:p>
          </table:table-cell>
          <table:table-cell table:style-name="ce33"/>
          <table:table-cell table:number-columns-repeated="6" table:style-name="ce34"/>
          <table:table-cell office:value-type="float" office:value="1" table:style-name="ce34">
            <text:p>1</text:p>
          </table:table-cell>
          <table:table-cell table:number-columns-repeated="3" table:style-name="ce34"/>
          <table:table-cell office:value-type="float" office:value="1" table:style-name="ce35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DEV.Joueur</text:p>
          </table:table-cell>
          <table:table-cell table:style-name="ce33"/>
          <table:table-cell table:number-columns-repeated="7" table:style-name="ce34"/>
          <table:table-cell office:value-type="float" office:value="0.6" table:style-name="ce34">
            <text:p>0,6</text:p>
          </table:table-cell>
          <table:table-cell table:number-columns-repeated="2" table:style-name="ce34"/>
          <table:table-cell office:value-type="float" office:value="0.6" table:style-name="ce35">
            <text:p>0,6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DEV.MAVEN</text:p>
          </table:table-cell>
          <table:table-cell table:style-name="ce33"/>
          <table:table-cell table:number-columns-repeated="2" table:style-name="ce34"/>
          <table:table-cell office:value-type="float" office:value="0.2" table:style-name="ce34">
            <text:p>0,2</text:p>
          </table:table-cell>
          <table:table-cell table:number-columns-repeated="7" table:style-name="ce34"/>
          <table:table-cell office:value-type="float" office:value="0.2" table:style-name="ce35">
            <text:p>0,2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DEV.SRV</text:p>
          </table:table-cell>
          <table:table-cell table:style-name="ce33"/>
          <table:table-cell table:number-columns-repeated="4" table:style-name="ce34"/>
          <table:table-cell office:value-type="float" office:value="0.6" table:style-name="ce34">
            <text:p>0,6</text:p>
          </table:table-cell>
          <table:table-cell table:number-columns-repeated="5" table:style-name="ce34"/>
          <table:table-cell office:value-type="float" office:value="0.6" table:style-name="ce35">
            <text:p>0,6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DEV.Web</text:p>
          </table:table-cell>
          <table:table-cell table:style-name="ce33"/>
          <table:table-cell table:number-columns-repeated="4" table:style-name="ce34"/>
          <table:table-cell office:value-type="float" office:value="0.5" table:style-name="ce34">
            <text:p>0,5</text:p>
          </table:table-cell>
          <table:table-cell table:number-columns-repeated="3" table:style-name="ce34"/>
          <table:table-cell office:value-type="float" office:value="1" table:style-name="ce34">
            <text:p>1</text:p>
          </table:table-cell>
          <table:table-cell table:style-name="ce34"/>
          <table:table-cell office:value-type="float" office:value="1.5" table:style-name="ce35">
            <text:p>1,5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LRN.ING.CRS</text:p>
          </table:table-cell>
          <table:table-cell office:value-type="float" office:value="0.4" table:style-name="ce33">
            <text:p>0,4</text:p>
          </table:table-cell>
          <table:table-cell table:style-name="ce34"/>
          <table:table-cell office:value-type="float" office:value="0.4" table:style-name="ce34">
            <text:p>0,4</text:p>
          </table:table-cell>
          <table:table-cell table:style-name="ce34"/>
          <table:table-cell office:value-type="float" office:value="0.4" table:style-name="ce34">
            <text:p>0,4</text:p>
          </table:table-cell>
          <table:table-cell office:value-type="float" office:value="0.4" table:style-name="ce34">
            <text:p>0,4</text:p>
          </table:table-cell>
          <table:table-cell office:value-type="float" office:value="0.4" table:style-name="ce34">
            <text:p>0,4</text:p>
          </table:table-cell>
          <table:table-cell table:style-name="ce34"/>
          <table:table-cell office:value-type="float" office:value="0.4" table:style-name="ce34">
            <text:p>0,4</text:p>
          </table:table-cell>
          <table:table-cell table:number-columns-repeated="2" table:style-name="ce34"/>
          <table:table-cell office:value-type="float" office:value="2.4" table:style-name="ce35">
            <text:p>2,4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LRN.ING.TD</text:p>
          </table:table-cell>
          <table:table-cell office:value-type="float" office:value="1" table:style-name="ce33">
            <text:p>1</text:p>
          </table:table-cell>
          <table:table-cell table:style-name="ce34"/>
          <table:table-cell office:value-type="float" office:value="1" table:style-name="ce34">
            <text:p>1</text:p>
          </table:table-cell>
          <table:table-cell table:style-name="ce34"/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table:style-name="ce34"/>
          <table:table-cell office:value-type="float" office:value="1" table:style-name="ce34">
            <text:p>1</text:p>
          </table:table-cell>
          <table:table-cell table:number-columns-repeated="2" table:style-name="ce34"/>
          <table:table-cell office:value-type="float" office:value="6" table:style-name="ce35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LRN.TRK.CRS</text:p>
          </table:table-cell>
          <table:table-cell office:value-type="float" office:value="0.4" table:style-name="ce33">
            <text:p>0,4</text:p>
          </table:table-cell>
          <table:table-cell table:style-name="ce34"/>
          <table:table-cell office:value-type="float" office:value="0.4" table:style-name="ce34">
            <text:p>0,4</text:p>
          </table:table-cell>
          <table:table-cell table:style-name="ce34"/>
          <table:table-cell office:value-type="float" office:value="0.4" table:style-name="ce34">
            <text:p>0,4</text:p>
          </table:table-cell>
          <table:table-cell office:value-type="float" office:value="0.4" table:style-name="ce34">
            <text:p>0,4</text:p>
          </table:table-cell>
          <table:table-cell office:value-type="float" office:value="0.4" table:style-name="ce34">
            <text:p>0,4</text:p>
          </table:table-cell>
          <table:table-cell table:style-name="ce34"/>
          <table:table-cell office:value-type="float" office:value="0.4" table:style-name="ce34">
            <text:p>0,4</text:p>
          </table:table-cell>
          <table:table-cell table:number-columns-repeated="2" table:style-name="ce34"/>
          <table:table-cell office:value-type="float" office:value="2.4" table:style-name="ce35">
            <text:p>2,4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LRN.TRK.TD</text:p>
          </table:table-cell>
          <table:table-cell office:value-type="float" office:value="0.4" table:style-name="ce33">
            <text:p>0,4</text:p>
          </table:table-cell>
          <table:table-cell table:style-name="ce34"/>
          <table:table-cell office:value-type="float" office:value="0.4" table:style-name="ce34">
            <text:p>0,4</text:p>
          </table:table-cell>
          <table:table-cell table:style-name="ce34"/>
          <table:table-cell office:value-type="float" office:value="0.4" table:style-name="ce34">
            <text:p>0,4</text:p>
          </table:table-cell>
          <table:table-cell office:value-type="float" office:value="0.4" table:style-name="ce34">
            <text:p>0,4</text:p>
          </table:table-cell>
          <table:table-cell office:value-type="float" office:value="0.4" table:style-name="ce34">
            <text:p>0,4</text:p>
          </table:table-cell>
          <table:table-cell table:style-name="ce34"/>
          <table:table-cell office:value-type="float" office:value="0.4" table:style-name="ce34">
            <text:p>0,4</text:p>
          </table:table-cell>
          <table:table-cell table:number-columns-repeated="2" table:style-name="ce34"/>
          <table:table-cell office:value-type="float" office:value="2.4" table:style-name="ce35">
            <text:p>2,4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MGT</text:p>
          </table:table-cell>
          <table:table-cell office:value-type="float" office:value="0.7" table:style-name="ce33">
            <text:p>0,7</text:p>
          </table:table-cell>
          <table:table-cell table:style-name="ce34"/>
          <table:table-cell office:value-type="float" office:value="0.7" table:style-name="ce34">
            <text:p>0,7</text:p>
          </table:table-cell>
          <table:table-cell table:style-name="ce34"/>
          <table:table-cell office:value-type="float" office:value="0.7" table:style-name="ce34">
            <text:p>0,7</text:p>
          </table:table-cell>
          <table:table-cell office:value-type="float" office:value="0.7" table:style-name="ce34">
            <text:p>0,7</text:p>
          </table:table-cell>
          <table:table-cell office:value-type="float" office:value="0.7" table:style-name="ce34">
            <text:p>0,7</text:p>
          </table:table-cell>
          <table:table-cell table:style-name="ce34"/>
          <table:table-cell office:value-type="float" office:value="0.7" table:style-name="ce34">
            <text:p>0,7</text:p>
          </table:table-cell>
          <table:table-cell table:number-columns-repeated="2" table:style-name="ce34"/>
          <table:table-cell office:value-type="float" office:value="4.2" table:style-name="ce35">
            <text:p>4,2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MGT.MET</text:p>
          </table:table-cell>
          <table:table-cell office:value-type="float" office:value="0.5" table:style-name="ce33">
            <text:p>0,5</text:p>
          </table:table-cell>
          <table:table-cell table:style-name="ce34"/>
          <table:table-cell office:value-type="float" office:value="0.5" table:style-name="ce34">
            <text:p>0,5</text:p>
          </table:table-cell>
          <table:table-cell table:style-name="ce34"/>
          <table:table-cell office:value-type="float" office:value="0.5" table:style-name="ce34">
            <text:p>0,5</text:p>
          </table:table-cell>
          <table:table-cell office:value-type="float" office:value="0.5" table:style-name="ce34">
            <text:p>0,5</text:p>
          </table:table-cell>
          <table:table-cell office:value-type="float" office:value="0.5" table:style-name="ce34">
            <text:p>0,5</text:p>
          </table:table-cell>
          <table:table-cell table:style-name="ce34"/>
          <table:table-cell office:value-type="float" office:value="0.5" table:style-name="ce34">
            <text:p>0,5</text:p>
          </table:table-cell>
          <table:table-cell table:number-columns-repeated="2" table:style-name="ce34"/>
          <table:table-cell office:value-type="float" office:value="3" table:style-name="ce35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MGT.TRK</text:p>
          </table:table-cell>
          <table:table-cell office:value-type="float" office:value="0.2" table:style-name="ce33">
            <text:p>0,2</text:p>
          </table:table-cell>
          <table:table-cell table:number-columns-repeated="10" table:style-name="ce34"/>
          <table:table-cell office:value-type="float" office:value="0.2" table:style-name="ce35">
            <text:p>0,2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(vide)</text:p>
          </table:table-cell>
          <table:table-cell table:style-name="ce33"/>
          <table:table-cell table:number-columns-repeated="10" table:style-name="ce34"/>
          <table:table-cell table:style-name="ce35"/>
          <table:table-cell table:number-columns-repeated="16371"/>
        </table:table-row>
        <table:table-row table:style-name="ro5">
          <table:table-cell office:value-type="string" table:style-name="ce36">
            <text:p>Total général</text:p>
          </table:table-cell>
          <table:table-cell office:value-type="float" office:value="4.8" table:style-name="ce37">
            <text:p>4,8</text:p>
          </table:table-cell>
          <table:table-cell office:value-type="float" office:value="1" table:style-name="ce38">
            <text:p>1</text:p>
          </table:table-cell>
          <table:table-cell office:value-type="float" office:value="3.5999999999999996" table:style-name="ce38">
            <text:p>3,6</text:p>
          </table:table-cell>
          <table:table-cell office:value-type="float" office:value="0.2" table:style-name="ce38">
            <text:p>0,2</text:p>
          </table:table-cell>
          <table:table-cell office:value-type="float" office:value="4" table:style-name="ce38">
            <text:p>4</text:p>
          </table:table-cell>
          <table:table-cell office:value-type="float" office:value="4.5" table:style-name="ce38">
            <text:p>4,5</text:p>
          </table:table-cell>
          <table:table-cell office:value-type="float" office:value="3.75" table:style-name="ce38">
            <text:p>3,75</text:p>
          </table:table-cell>
          <table:table-cell office:value-type="float" office:value="1" table:style-name="ce38">
            <text:p>1</text:p>
          </table:table-cell>
          <table:table-cell office:value-type="float" office:value="5.1999999999999993" table:style-name="ce38">
            <text:p>5,2</text:p>
          </table:table-cell>
          <table:table-cell office:value-type="float" office:value="1" table:style-name="ce38">
            <text:p>1</text:p>
          </table:table-cell>
          <table:table-cell table:style-name="ce38"/>
          <table:table-cell office:value-type="float" office:value="29.049999999999997" table:style-name="ce39">
            <text:p>29,05</text:p>
          </table:table-cell>
          <table:table-cell table:number-columns-repeated="16371"/>
        </table:table-row>
        <table:table-row table:number-rows-repeated="1048556" table:style-name="ro1">
          <table:table-cell table:number-columns-repeated="16384"/>
        </table:table-row>
      </table:table>
      <table:data-pilot-tables>
        <table:data-pilot-table table:name="Tableau croisé dynamique1" table:target-range-address="1er_livraison.A3:1er_livraison.H11" table:show-filter-button="false" table:buttons="1er_livraison.A4 1er_livraison.B3">
          <table:source-cell-range table:cell-range-address="History.C4:History.F48"/>
          <table:data-pilot-field table:source-field-name="Who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Wha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Workload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leau croisé dynamique3" table:target-range-address="2eme_livraison.A3:2eme_livraison.H12" table:show-filter-button="false" table:buttons="2eme_livraison.A4 2eme_livraison.B3">
          <table:source-cell-range table:cell-range-address="History.C4:History.F75"/>
          <table:data-pilot-field table:source-field-name="Who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Wha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Workload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leau croisé dynamique6" table:target-range-address="3eme_livraison.A3:3eme_livraison.M20" table:show-filter-button="false" table:buttons="3eme_livraison.A4 3eme_livraison.B3">
          <table:source-cell-range table:cell-range-address="History.C4:History.G112"/>
          <table:data-pilot-field table:source-field-name="Who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Wha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Workload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mme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0" number:min-decimal-places="0" number:min-integer-digits="1">
        <number:embedded-text number:position="0"> </number:embedded-text>
      </number:number>
      <number:text>%</number:text>
    </number:percentage-style>
    <number:date-style style:name="N37">
      <number:day number:style="long"/>
      <number:text>/</number:text>
      <number:month number:style="long"/>
      <number:text>/</number:text>
      <number:year/>
    </number:date-style>
    <style:style style:name="_52_0_160__37__32_-_32_Accent2" style:display-name="40 % - Accent2" style:family="table-cell" style:data-style-name="N0">
      <style:table-cell-properties fo:background-color="#F8CBAD"/>
      <style:text-properties style:font-name="Calibri" style:font-name-asian="Calibri" style:font-name-complex="Calibri" fo:font-size="11pt" style:font-size-asian="11pt" style:font-size-complex="11pt"/>
    </style:style>
    <style:style style:name="_54_0_160__37__32_-_32_Accent1" style:display-name="60 % - Accent1" style:family="table-cell" style:data-style-name="N0">
      <style:table-cell-properties fo:background-color="#8EA9DB"/>
      <style:text-properties style:font-name="Calibri" style:font-name-asian="Calibri" style:font-name-complex="Calibri" fo:font-size="11pt" style:font-size-asian="11pt" style:font-size-complex="11pt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creator>Fatou SECK</dc:creator>
    <meta:creation-date>2022-04-27T10:21:43Z</meta:creation-date>
    <dc:date>2022-06-13T09:38:21Z</dc:date>
    <meta:editing-cycles>23</meta:editing-cycles>
    <meta:editing-duration>PT0S</meta:editing-duration>
  </office:meta>
</office:document-meta>
</file>